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T Serif" svg:font-family="'PT Serif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T Serif1" svg:font-family="'PT Serif'" style:font-family-generic="system" style:font-pitch="variable"/>
  </office:font-face-decls>
  <office:automatic-styles>
    <style:style style:name="Table1" style:family="table">
      <style:table-properties style:width="7.7799in" fo:margin-left="-1.0639in" fo:margin-top="0in" fo:margin-bottom="0in" table:align="left"/>
    </style:style>
    <style:style style:name="Table1.A" style:family="table-column">
      <style:table-column-properties style:column-width="3.7819in"/>
    </style:style>
    <style:style style:name="Table1.B" style:family="table-column">
      <style:table-column-properties style:column-width="3.9972in"/>
    </style:style>
    <style:style style:name="Table1.1" style:family="table-row">
      <style:table-row-properties style:min-row-height="1.075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2" style:family="table">
      <style:table-properties style:width="7.7799in" fo:margin-left="-1.0639in" fo:margin-top="0in" fo:margin-bottom="0in" table:align="left"/>
    </style:style>
    <style:style style:name="Table2.A" style:family="table-column">
      <style:table-column-properties style:column-width="3.7819in"/>
    </style:style>
    <style:style style:name="Table2.B" style:family="table-column">
      <style:table-column-properties style:column-width="3.9972in"/>
    </style:style>
    <style:style style:name="Table2.1" style:family="table-row">
      <style:table-row-properties style:min-row-height="1.075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3" style:family="table">
      <style:table-properties style:width="7.7799in" fo:margin-left="-1.0639in" fo:margin-top="0in" fo:margin-bottom="0in" table:align="left"/>
    </style:style>
    <style:style style:name="Table3.A" style:family="table-column">
      <style:table-column-properties style:column-width="3.7819in"/>
    </style:style>
    <style:style style:name="Table3.B" style:family="table-column">
      <style:table-column-properties style:column-width="3.9972in"/>
    </style:style>
    <style:style style:name="Table3.1" style:family="table-row">
      <style:table-row-properties style:min-row-height="1.075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4" style:family="table">
      <style:table-properties style:width="7.7799in" fo:margin-left="-1.0639in" fo:margin-top="0in" fo:margin-bottom="0in" table:align="left"/>
    </style:style>
    <style:style style:name="Table4.A" style:family="table-column">
      <style:table-column-properties style:column-width="3.7819in"/>
    </style:style>
    <style:style style:name="Table4.B" style:family="table-column">
      <style:table-column-properties style:column-width="3.9972in"/>
    </style:style>
    <style:style style:name="Table4.1" style:family="table-row">
      <style:table-row-properties style:min-row-height="1.075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5" style:family="table">
      <style:table-properties style:width="7.7799in" fo:margin-left="-1.0639in" fo:margin-top="0in" fo:margin-bottom="0in" table:align="left"/>
    </style:style>
    <style:style style:name="Table5.A" style:family="table-column">
      <style:table-column-properties style:column-width="3.7819in"/>
    </style:style>
    <style:style style:name="Table5.B" style:family="table-column">
      <style:table-column-properties style:column-width="3.9972in"/>
    </style:style>
    <style:style style:name="Table5.1" style:family="table-row">
      <style:table-row-properties style:min-row-height="1.075in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6" style:family="table">
      <style:table-properties style:width="7.7799in" fo:margin-left="-1.0639in" fo:margin-top="0in" fo:margin-bottom="0in" table:align="left"/>
    </style:style>
    <style:style style:name="Table6.A" style:family="table-column">
      <style:table-column-properties style:column-width="3.7819in"/>
    </style:style>
    <style:style style:name="Table6.B" style:family="table-column">
      <style:table-column-properties style:column-width="3.9972in"/>
    </style:style>
    <style:style style:name="Table6.1" style:family="table-row">
      <style:table-row-properties style:min-row-height="1.075in"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7" style:family="table">
      <style:table-properties style:width="7.7799in" fo:margin-left="-1.0639in" fo:margin-top="0in" fo:margin-bottom="0in" table:align="left"/>
    </style:style>
    <style:style style:name="Table7.A" style:family="table-column">
      <style:table-column-properties style:column-width="3.7819in"/>
    </style:style>
    <style:style style:name="Table7.B" style:family="table-column">
      <style:table-column-properties style:column-width="3.9972in"/>
    </style:style>
    <style:style style:name="Table7.1" style:family="table-row">
      <style:table-row-properties style:min-row-height="1.075in"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8" style:family="table">
      <style:table-properties style:width="7.7799in" fo:margin-left="-1.0639in" fo:margin-top="0in" fo:margin-bottom="0in" table:align="left"/>
    </style:style>
    <style:style style:name="Table8.A" style:family="table-column">
      <style:table-column-properties style:column-width="3.7819in"/>
    </style:style>
    <style:style style:name="Table8.B" style:family="table-column">
      <style:table-column-properties style:column-width="3.9972in"/>
    </style:style>
    <style:style style:name="Table8.1" style:family="table-row">
      <style:table-row-properties style:min-row-height="1.075in"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8.2" style:family="table-row">
      <style:table-row-properties fo:keep-together="auto"/>
    </style:style>
    <style:style style:name="Table8.3" style:family="table-row">
      <style:table-row-properties fo:keep-together="auto"/>
    </style:style>
    <style:style style:name="Table9" style:family="table">
      <style:table-properties style:width="7.7799in" fo:margin-left="-1.0639in" fo:margin-top="0in" fo:margin-bottom="0in" table:align="left"/>
    </style:style>
    <style:style style:name="Table9.A" style:family="table-column">
      <style:table-column-properties style:column-width="3.7819in"/>
    </style:style>
    <style:style style:name="Table9.B" style:family="table-column">
      <style:table-column-properties style:column-width="3.9972in"/>
    </style:style>
    <style:style style:name="Table9.1" style:family="table-row">
      <style:table-row-properties style:min-row-height="1.075in"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Table9.2" style:family="table-row">
      <style:table-row-properties fo:keep-together="auto"/>
    </style:style>
    <style:style style:name="Table9.3" style:family="table-row">
      <style:table-row-properties fo:keep-together="auto"/>
    </style:style>
    <style:style style:name="Table10" style:family="table">
      <style:table-properties style:width="7.7799in" fo:margin-left="-1.0639in" fo:margin-top="0in" fo:margin-bottom="0in" table:align="left"/>
    </style:style>
    <style:style style:name="Table10.A" style:family="table-column">
      <style:table-column-properties style:column-width="3.7819in"/>
    </style:style>
    <style:style style:name="Table10.B" style:family="table-column">
      <style:table-column-properties style:column-width="3.9972in"/>
    </style:style>
    <style:style style:name="Table10.1" style:family="table-row">
      <style:table-row-properties style:min-row-height="1.075in" fo:keep-together="auto"/>
    </style:style>
    <style:style style:name="Table10.A1" style:family="table-cell">
      <style:table-cell-properties fo:padding-left="0.075in" fo:padding-right="0.075in" fo:padding-top="0in" fo:padding-bottom="0in" fo:border="none"/>
    </style:style>
    <style:style style:name="Table10.2" style:family="table-row">
      <style:table-row-properties fo:keep-together="auto"/>
    </style:style>
    <style:style style:name="Table10.3" style:family="table-row">
      <style:table-row-properties fo:keep-together="auto"/>
    </style:style>
    <style:style style:name="Table11" style:family="table">
      <style:table-properties style:width="7.7799in" fo:margin-left="-1.0639in" fo:margin-top="0in" fo:margin-bottom="0in" table:align="left"/>
    </style:style>
    <style:style style:name="Table11.A" style:family="table-column">
      <style:table-column-properties style:column-width="3.7819in"/>
    </style:style>
    <style:style style:name="Table11.B" style:family="table-column">
      <style:table-column-properties style:column-width="3.9972in"/>
    </style:style>
    <style:style style:name="Table11.1" style:family="table-row">
      <style:table-row-properties style:min-row-height="1.075in" fo:keep-together="auto"/>
    </style:style>
    <style:style style:name="Table11.A1" style:family="table-cell">
      <style:table-cell-properties fo:padding-left="0.075in" fo:padding-right="0.075in" fo:padding-top="0in" fo:padding-bottom="0in" fo:border="none"/>
    </style:style>
    <style:style style:name="Table11.2" style:family="table-row">
      <style:table-row-properties fo:keep-together="auto"/>
    </style:style>
    <style:style style:name="Table11.3" style:family="table-row">
      <style:table-row-properties fo:keep-together="auto"/>
    </style:style>
    <style:style style:name="Table12" style:family="table">
      <style:table-properties style:width="7.7799in" fo:margin-left="-1.0639in" fo:margin-top="0in" fo:margin-bottom="0in" table:align="left"/>
    </style:style>
    <style:style style:name="Table12.A" style:family="table-column">
      <style:table-column-properties style:column-width="3.7819in"/>
    </style:style>
    <style:style style:name="Table12.B" style:family="table-column">
      <style:table-column-properties style:column-width="3.9972in"/>
    </style:style>
    <style:style style:name="Table12.1" style:family="table-row">
      <style:table-row-properties style:min-row-height="1.075in" fo:keep-together="auto"/>
    </style:style>
    <style:style style:name="Table12.A1" style:family="table-cell">
      <style:table-cell-properties fo:padding-left="0.075in" fo:padding-right="0.075in" fo:padding-top="0in" fo:padding-bottom="0in" fo:border="none"/>
    </style:style>
    <style:style style:name="Table12.2" style:family="table-row">
      <style:table-row-properties fo:keep-together="auto"/>
    </style:style>
    <style:style style:name="Table12.3" style:family="table-row">
      <style:table-row-properties fo:keep-together="auto"/>
    </style:style>
    <style:style style:name="Table13" style:family="table">
      <style:table-properties style:width="7.7799in" fo:margin-left="-1.0639in" fo:margin-top="0in" fo:margin-bottom="0in" table:align="left"/>
    </style:style>
    <style:style style:name="Table13.A" style:family="table-column">
      <style:table-column-properties style:column-width="3.7819in"/>
    </style:style>
    <style:style style:name="Table13.B" style:family="table-column">
      <style:table-column-properties style:column-width="3.9972in"/>
    </style:style>
    <style:style style:name="Table13.1" style:family="table-row">
      <style:table-row-properties style:min-row-height="1.075in" fo:keep-together="auto"/>
    </style:style>
    <style:style style:name="Table13.A1" style:family="table-cell">
      <style:table-cell-properties fo:padding-left="0.075in" fo:padding-right="0.075in" fo:padding-top="0in" fo:padding-bottom="0in" fo:border="none"/>
    </style:style>
    <style:style style:name="Table13.2" style:family="table-row">
      <style:table-row-properties fo:keep-together="auto"/>
    </style:style>
    <style:style style:name="Table13.3" style:family="table-row">
      <style:table-row-properties fo:keep-together="auto"/>
    </style:style>
    <style:style style:name="Table14" style:family="table">
      <style:table-properties style:width="7.7799in" fo:margin-left="-1.0639in" fo:margin-top="0in" fo:margin-bottom="0in" table:align="left"/>
    </style:style>
    <style:style style:name="Table14.A" style:family="table-column">
      <style:table-column-properties style:column-width="3.7819in"/>
    </style:style>
    <style:style style:name="Table14.B" style:family="table-column">
      <style:table-column-properties style:column-width="3.9972in"/>
    </style:style>
    <style:style style:name="Table14.1" style:family="table-row">
      <style:table-row-properties style:min-row-height="1.075in" fo:keep-together="auto"/>
    </style:style>
    <style:style style:name="Table14.A1" style:family="table-cell">
      <style:table-cell-properties fo:padding-left="0.075in" fo:padding-right="0.075in" fo:padding-top="0in" fo:padding-bottom="0in" fo:border="none"/>
    </style:style>
    <style:style style:name="Table14.2" style:family="table-row">
      <style:table-row-properties fo:keep-together="auto"/>
    </style:style>
    <style:style style:name="Table14.3" style:family="table-row">
      <style:table-row-properties fo:keep-together="auto"/>
    </style:style>
    <style:style style:name="Table15" style:family="table">
      <style:table-properties style:width="7.7799in" fo:margin-left="-1.0639in" fo:margin-top="0in" fo:margin-bottom="0in" table:align="left"/>
    </style:style>
    <style:style style:name="Table15.A" style:family="table-column">
      <style:table-column-properties style:column-width="3.7819in"/>
    </style:style>
    <style:style style:name="Table15.B" style:family="table-column">
      <style:table-column-properties style:column-width="3.9972in"/>
    </style:style>
    <style:style style:name="Table15.1" style:family="table-row">
      <style:table-row-properties style:min-row-height="1.075in" fo:keep-together="auto"/>
    </style:style>
    <style:style style:name="Table15.A1" style:family="table-cell">
      <style:table-cell-properties fo:padding-left="0.075in" fo:padding-right="0.075in" fo:padding-top="0in" fo:padding-bottom="0in" fo:border="none"/>
    </style:style>
    <style:style style:name="Table15.2" style:family="table-row">
      <style:table-row-properties fo:keep-together="auto"/>
    </style:style>
    <style:style style:name="Table15.3" style:family="table-row">
      <style:table-row-properties fo:keep-together="auto"/>
    </style:style>
    <style:style style:name="Table16" style:family="table">
      <style:table-properties style:width="7.7799in" fo:margin-left="-1.0639in" fo:margin-top="0in" fo:margin-bottom="0in" table:align="left"/>
    </style:style>
    <style:style style:name="Table16.A" style:family="table-column">
      <style:table-column-properties style:column-width="3.7819in"/>
    </style:style>
    <style:style style:name="Table16.B" style:family="table-column">
      <style:table-column-properties style:column-width="3.9972in"/>
    </style:style>
    <style:style style:name="Table16.1" style:family="table-row">
      <style:table-row-properties style:min-row-height="1.075in" fo:keep-together="auto"/>
    </style:style>
    <style:style style:name="Table16.A1" style:family="table-cell">
      <style:table-cell-properties fo:padding-left="0.075in" fo:padding-right="0.075in" fo:padding-top="0in" fo:padding-bottom="0in" fo:border="none"/>
    </style:style>
    <style:style style:name="Table16.2" style:family="table-row">
      <style:table-row-properties fo:keep-together="auto"/>
    </style:style>
    <style:style style:name="Table16.3" style:family="table-row">
      <style:table-row-properties fo:keep-together="auto"/>
    </style:style>
    <style:style style:name="Table17" style:family="table">
      <style:table-properties style:width="7.7799in" fo:margin-left="-1.0639in" fo:margin-top="0in" fo:margin-bottom="0in" table:align="left"/>
    </style:style>
    <style:style style:name="Table17.A" style:family="table-column">
      <style:table-column-properties style:column-width="3.7819in"/>
    </style:style>
    <style:style style:name="Table17.B" style:family="table-column">
      <style:table-column-properties style:column-width="3.9972in"/>
    </style:style>
    <style:style style:name="Table17.1" style:family="table-row">
      <style:table-row-properties style:min-row-height="1.075in" fo:keep-together="auto"/>
    </style:style>
    <style:style style:name="Table17.A1" style:family="table-cell">
      <style:table-cell-properties fo:padding-left="0.075in" fo:padding-right="0.075in" fo:padding-top="0in" fo:padding-bottom="0in" fo:border="none"/>
    </style:style>
    <style:style style:name="Table17.2" style:family="table-row">
      <style:table-row-properties fo:keep-together="auto"/>
    </style:style>
    <style:style style:name="Table17.3" style:family="table-row">
      <style:table-row-properties fo:keep-together="auto"/>
    </style:style>
    <style:style style:name="Table18" style:family="table">
      <style:table-properties style:width="7.7799in" fo:margin-left="-1.0639in" fo:margin-top="0in" fo:margin-bottom="0in" table:align="left"/>
    </style:style>
    <style:style style:name="Table18.A" style:family="table-column">
      <style:table-column-properties style:column-width="3.7819in"/>
    </style:style>
    <style:style style:name="Table18.B" style:family="table-column">
      <style:table-column-properties style:column-width="3.9972in"/>
    </style:style>
    <style:style style:name="Table18.1" style:family="table-row">
      <style:table-row-properties style:min-row-height="1.075in" fo:keep-together="auto"/>
    </style:style>
    <style:style style:name="Table18.A1" style:family="table-cell">
      <style:table-cell-properties fo:padding-left="0.075in" fo:padding-right="0.075in" fo:padding-top="0in" fo:padding-bottom="0in" fo:border="none"/>
    </style:style>
    <style:style style:name="Table18.2" style:family="table-row">
      <style:table-row-properties fo:keep-together="auto"/>
    </style:style>
    <style:style style:name="Table18.3" style:family="table-row">
      <style:table-row-properties fo:keep-together="auto"/>
    </style:style>
    <style:style style:name="Table19" style:family="table">
      <style:table-properties style:width="7.7799in" fo:margin-left="-1.0639in" fo:margin-top="0in" fo:margin-bottom="0in" table:align="left"/>
    </style:style>
    <style:style style:name="Table19.A" style:family="table-column">
      <style:table-column-properties style:column-width="3.7819in"/>
    </style:style>
    <style:style style:name="Table19.B" style:family="table-column">
      <style:table-column-properties style:column-width="3.9972in"/>
    </style:style>
    <style:style style:name="Table19.1" style:family="table-row">
      <style:table-row-properties style:min-row-height="1.075in" fo:keep-together="auto"/>
    </style:style>
    <style:style style:name="Table19.A1" style:family="table-cell">
      <style:table-cell-properties fo:padding-left="0.075in" fo:padding-right="0.075in" fo:padding-top="0in" fo:padding-bottom="0in" fo:border="none"/>
    </style:style>
    <style:style style:name="Table19.2" style:family="table-row">
      <style:table-row-properties fo:keep-together="auto"/>
    </style:style>
    <style:style style:name="Table19.3" style:family="table-row">
      <style:table-row-properties fo:keep-together="auto"/>
    </style:style>
    <style:style style:name="Table20" style:family="table">
      <style:table-properties style:width="7.7799in" fo:margin-left="-1.0639in" fo:margin-top="0in" fo:margin-bottom="0in" table:align="left"/>
    </style:style>
    <style:style style:name="Table20.A" style:family="table-column">
      <style:table-column-properties style:column-width="3.7819in"/>
    </style:style>
    <style:style style:name="Table20.B" style:family="table-column">
      <style:table-column-properties style:column-width="3.9972in"/>
    </style:style>
    <style:style style:name="Table20.1" style:family="table-row">
      <style:table-row-properties style:min-row-height="1.075in" fo:keep-together="auto"/>
    </style:style>
    <style:style style:name="Table20.A1" style:family="table-cell">
      <style:table-cell-properties fo:padding-left="0.075in" fo:padding-right="0.075in" fo:padding-top="0in" fo:padding-bottom="0in" fo:border="none"/>
    </style:style>
    <style:style style:name="Table20.2" style:family="table-row">
      <style:table-row-properties fo:keep-together="auto"/>
    </style:style>
    <style:style style:name="Table20.3" style:family="table-row">
      <style:table-row-properties fo:keep-together="auto"/>
    </style:style>
    <style:style style:name="Table21" style:family="table">
      <style:table-properties style:width="7.7799in" fo:margin-left="-1.0639in" fo:margin-top="0in" fo:margin-bottom="0in" table:align="left"/>
    </style:style>
    <style:style style:name="Table21.A" style:family="table-column">
      <style:table-column-properties style:column-width="3.7819in"/>
    </style:style>
    <style:style style:name="Table21.B" style:family="table-column">
      <style:table-column-properties style:column-width="3.9972in"/>
    </style:style>
    <style:style style:name="Table21.1" style:family="table-row">
      <style:table-row-properties style:min-row-height="1.075in" fo:keep-together="auto"/>
    </style:style>
    <style:style style:name="Table21.A1" style:family="table-cell">
      <style:table-cell-properties fo:padding-left="0.075in" fo:padding-right="0.075in" fo:padding-top="0in" fo:padding-bottom="0in" fo:border="none"/>
    </style:style>
    <style:style style:name="Table21.2" style:family="table-row">
      <style:table-row-properties fo:keep-together="auto"/>
    </style:style>
    <style:style style:name="Table21.3" style:family="table-row">
      <style:table-row-properties fo:keep-together="auto"/>
    </style:style>
    <style:style style:name="Table22" style:family="table">
      <style:table-properties style:width="7.7799in" fo:margin-left="-1.0639in" fo:margin-top="0in" fo:margin-bottom="0in" table:align="left"/>
    </style:style>
    <style:style style:name="Table22.A" style:family="table-column">
      <style:table-column-properties style:column-width="3.7819in"/>
    </style:style>
    <style:style style:name="Table22.B" style:family="table-column">
      <style:table-column-properties style:column-width="3.9972in"/>
    </style:style>
    <style:style style:name="Table22.1" style:family="table-row">
      <style:table-row-properties style:min-row-height="1.075in" fo:keep-together="auto"/>
    </style:style>
    <style:style style:name="Table22.A1" style:family="table-cell">
      <style:table-cell-properties fo:padding-left="0.075in" fo:padding-right="0.075in" fo:padding-top="0in" fo:padding-bottom="0in" fo:border="none"/>
    </style:style>
    <style:style style:name="Table22.2" style:family="table-row">
      <style:table-row-properties fo:keep-together="auto"/>
    </style:style>
    <style:style style:name="Table22.3" style:family="table-row">
      <style:table-row-properties fo:keep-together="auto"/>
    </style:style>
    <style:style style:name="Table23" style:family="table">
      <style:table-properties style:width="7.7799in" fo:margin-left="-1.0639in" fo:margin-top="0in" fo:margin-bottom="0in" table:align="left"/>
    </style:style>
    <style:style style:name="Table23.A" style:family="table-column">
      <style:table-column-properties style:column-width="3.7819in"/>
    </style:style>
    <style:style style:name="Table23.B" style:family="table-column">
      <style:table-column-properties style:column-width="3.9972in"/>
    </style:style>
    <style:style style:name="Table23.1" style:family="table-row">
      <style:table-row-properties style:min-row-height="1.075in" fo:keep-together="auto"/>
    </style:style>
    <style:style style:name="Table23.A1" style:family="table-cell">
      <style:table-cell-properties fo:padding-left="0.075in" fo:padding-right="0.075in" fo:padding-top="0in" fo:padding-bottom="0in" fo:border="none"/>
    </style:style>
    <style:style style:name="Table23.2" style:family="table-row">
      <style:table-row-properties fo:keep-together="auto"/>
    </style:style>
    <style:style style:name="Table23.3" style:family="table-row">
      <style:table-row-properties fo:keep-together="auto"/>
    </style:style>
    <style:style style:name="Table24" style:family="table">
      <style:table-properties style:width="7.7799in" fo:margin-left="-1.0639in" fo:margin-top="0in" fo:margin-bottom="0in" table:align="left"/>
    </style:style>
    <style:style style:name="Table24.A" style:family="table-column">
      <style:table-column-properties style:column-width="3.7819in"/>
    </style:style>
    <style:style style:name="Table24.B" style:family="table-column">
      <style:table-column-properties style:column-width="3.9972in"/>
    </style:style>
    <style:style style:name="Table24.1" style:family="table-row">
      <style:table-row-properties style:min-row-height="1.075in" fo:keep-together="auto"/>
    </style:style>
    <style:style style:name="Table24.A1" style:family="table-cell">
      <style:table-cell-properties fo:padding-left="0.075in" fo:padding-right="0.075in" fo:padding-top="0in" fo:padding-bottom="0in" fo:border="none"/>
    </style:style>
    <style:style style:name="Table24.2" style:family="table-row">
      <style:table-row-properties fo:keep-together="auto"/>
    </style:style>
    <style:style style:name="Table24.3" style:family="table-row">
      <style:table-row-properties fo:keep-together="auto"/>
    </style:style>
    <style:style style:name="Table25" style:family="table">
      <style:table-properties style:width="7.7799in" fo:margin-left="-1.0639in" fo:margin-top="0in" fo:margin-bottom="0in" table:align="left"/>
    </style:style>
    <style:style style:name="Table25.A" style:family="table-column">
      <style:table-column-properties style:column-width="3.7819in"/>
    </style:style>
    <style:style style:name="Table25.B" style:family="table-column">
      <style:table-column-properties style:column-width="3.9972in"/>
    </style:style>
    <style:style style:name="Table25.1" style:family="table-row">
      <style:table-row-properties style:min-row-height="1.075in" fo:keep-together="auto"/>
    </style:style>
    <style:style style:name="Table25.A1" style:family="table-cell">
      <style:table-cell-properties fo:padding-left="0.075in" fo:padding-right="0.075in" fo:padding-top="0in" fo:padding-bottom="0in" fo:border="none"/>
    </style:style>
    <style:style style:name="Table25.2" style:family="table-row">
      <style:table-row-properties fo:keep-together="auto"/>
    </style:style>
    <style:style style:name="Table25.3" style:family="table-row">
      <style:table-row-properties fo:keep-together="auto"/>
    </style:style>
    <style:style style:name="Table26" style:family="table">
      <style:table-properties style:width="7.7799in" fo:margin-left="-1.0639in" fo:margin-top="0in" fo:margin-bottom="0in" table:align="left"/>
    </style:style>
    <style:style style:name="Table26.A" style:family="table-column">
      <style:table-column-properties style:column-width="3.7819in"/>
    </style:style>
    <style:style style:name="Table26.B" style:family="table-column">
      <style:table-column-properties style:column-width="3.9972in"/>
    </style:style>
    <style:style style:name="Table26.1" style:family="table-row">
      <style:table-row-properties style:min-row-height="1.3549in" fo:keep-together="auto"/>
    </style:style>
    <style:style style:name="Table26.A1" style:family="table-cell">
      <style:table-cell-properties fo:padding-left="0.075in" fo:padding-right="0.075in" fo:padding-top="0in" fo:padding-bottom="0in" fo:border="none"/>
    </style:style>
    <style:style style:name="Table26.2" style:family="table-row">
      <style:table-row-properties fo:keep-together="auto"/>
    </style:style>
    <style:style style:name="Table26.3" style:family="table-row">
      <style:table-row-properties fo:keep-together="auto"/>
    </style:style>
    <style:style style:name="Table27" style:family="table">
      <style:table-properties style:width="7.7799in" fo:margin-left="-1.0639in" fo:margin-top="0in" fo:margin-bottom="0in" table:align="left"/>
    </style:style>
    <style:style style:name="Table27.A" style:family="table-column">
      <style:table-column-properties style:column-width="3.7819in"/>
    </style:style>
    <style:style style:name="Table27.B" style:family="table-column">
      <style:table-column-properties style:column-width="3.9972in"/>
    </style:style>
    <style:style style:name="Table27.1" style:family="table-row">
      <style:table-row-properties style:min-row-height="1.075in" fo:keep-together="auto"/>
    </style:style>
    <style:style style:name="Table27.A1" style:family="table-cell">
      <style:table-cell-properties fo:padding-left="0.075in" fo:padding-right="0.075in" fo:padding-top="0in" fo:padding-bottom="0in" fo:border="none"/>
    </style:style>
    <style:style style:name="Table27.2" style:family="table-row">
      <style:table-row-properties fo:keep-together="auto"/>
    </style:style>
    <style:style style:name="Table27.3" style:family="table-row">
      <style:table-row-properties fo:keep-together="auto"/>
    </style:style>
    <style:style style:name="Table28" style:family="table">
      <style:table-properties style:width="7.7799in" fo:margin-left="-1.0639in" fo:margin-top="0in" fo:margin-bottom="0in" table:align="left"/>
    </style:style>
    <style:style style:name="Table28.A" style:family="table-column">
      <style:table-column-properties style:column-width="3.7819in"/>
    </style:style>
    <style:style style:name="Table28.B" style:family="table-column">
      <style:table-column-properties style:column-width="3.9972in"/>
    </style:style>
    <style:style style:name="Table28.1" style:family="table-row">
      <style:table-row-properties style:min-row-height="1.075in" fo:keep-together="auto"/>
    </style:style>
    <style:style style:name="Table28.A1" style:family="table-cell">
      <style:table-cell-properties fo:padding-left="0.075in" fo:padding-right="0.075in" fo:padding-top="0in" fo:padding-bottom="0in" fo:border="none"/>
    </style:style>
    <style:style style:name="Table28.2" style:family="table-row">
      <style:table-row-properties fo:keep-together="auto"/>
    </style:style>
    <style:style style:name="Table28.3" style:family="table-row">
      <style:table-row-properties style:min-row-height="0.3542in" fo:keep-together="auto"/>
    </style:style>
    <style:style style:name="Table29" style:family="table">
      <style:table-properties style:width="7.7799in" fo:margin-left="-1.0639in" fo:margin-top="0in" fo:margin-bottom="0in" table:align="left"/>
    </style:style>
    <style:style style:name="Table29.A" style:family="table-column">
      <style:table-column-properties style:column-width="3.7819in"/>
    </style:style>
    <style:style style:name="Table29.B" style:family="table-column">
      <style:table-column-properties style:column-width="3.9972in"/>
    </style:style>
    <style:style style:name="Table29.1" style:family="table-row">
      <style:table-row-properties style:min-row-height="1.075in" fo:keep-together="auto"/>
    </style:style>
    <style:style style:name="Table29.A1" style:family="table-cell">
      <style:table-cell-properties fo:padding-left="0.075in" fo:padding-right="0.075in" fo:padding-top="0in" fo:padding-bottom="0in" fo:border="none"/>
    </style:style>
    <style:style style:name="Table29.2" style:family="table-row">
      <style:table-row-properties fo:keep-together="auto"/>
    </style:style>
    <style:style style:name="Table29.3" style:family="table-row">
      <style:table-row-properties fo:keep-together="auto"/>
    </style:style>
    <style:style style:name="Table30" style:family="table">
      <style:table-properties style:width="7.7799in" fo:margin-left="-1.0639in" fo:margin-top="0in" fo:margin-bottom="0in" table:align="left"/>
    </style:style>
    <style:style style:name="Table30.A" style:family="table-column">
      <style:table-column-properties style:column-width="3.7819in"/>
    </style:style>
    <style:style style:name="Table30.B" style:family="table-column">
      <style:table-column-properties style:column-width="3.9972in"/>
    </style:style>
    <style:style style:name="Table30.1" style:family="table-row">
      <style:table-row-properties style:min-row-height="1.3549in" fo:keep-together="auto"/>
    </style:style>
    <style:style style:name="Table30.A1" style:family="table-cell">
      <style:table-cell-properties fo:padding-left="0.075in" fo:padding-right="0.075in" fo:padding-top="0in" fo:padding-bottom="0in" fo:border="none"/>
    </style:style>
    <style:style style:name="Table30.2" style:family="table-row">
      <style:table-row-properties fo:keep-together="auto"/>
    </style:style>
    <style:style style:name="Table30.3" style:family="table-row">
      <style:table-row-properties fo:keep-together="auto"/>
    </style:style>
    <style:style style:name="Table31" style:family="table">
      <style:table-properties style:width="7.7799in" fo:margin-left="-1.0639in" fo:margin-top="0in" fo:margin-bottom="0in" table:align="left"/>
    </style:style>
    <style:style style:name="Table31.A" style:family="table-column">
      <style:table-column-properties style:column-width="3.7819in"/>
    </style:style>
    <style:style style:name="Table31.B" style:family="table-column">
      <style:table-column-properties style:column-width="3.9972in"/>
    </style:style>
    <style:style style:name="Table31.1" style:family="table-row">
      <style:table-row-properties style:min-row-height="1.075in" fo:keep-together="auto"/>
    </style:style>
    <style:style style:name="Table31.A1" style:family="table-cell">
      <style:table-cell-properties fo:padding-left="0.075in" fo:padding-right="0.075in" fo:padding-top="0in" fo:padding-bottom="0in" fo:border="none"/>
    </style:style>
    <style:style style:name="Table31.2" style:family="table-row">
      <style:table-row-properties fo:keep-together="auto"/>
    </style:style>
    <style:style style:name="Table31.3" style:family="table-row">
      <style:table-row-properties fo:keep-together="auto"/>
    </style:style>
    <style:style style:name="Table32" style:family="table">
      <style:table-properties style:width="7.7799in" fo:margin-left="-1.0639in" fo:margin-top="0in" fo:margin-bottom="0in" table:align="left"/>
    </style:style>
    <style:style style:name="Table32.A" style:family="table-column">
      <style:table-column-properties style:column-width="3.7819in"/>
    </style:style>
    <style:style style:name="Table32.B" style:family="table-column">
      <style:table-column-properties style:column-width="3.9972in"/>
    </style:style>
    <style:style style:name="Table32.1" style:family="table-row">
      <style:table-row-properties style:min-row-height="1.075in" fo:keep-together="auto"/>
    </style:style>
    <style:style style:name="Table32.A1" style:family="table-cell">
      <style:table-cell-properties fo:padding-left="0.075in" fo:padding-right="0.075in" fo:padding-top="0in" fo:padding-bottom="0in" fo:border="none"/>
    </style:style>
    <style:style style:name="Table32.2" style:family="table-row">
      <style:table-row-properties fo:keep-together="auto"/>
    </style:style>
    <style:style style:name="Table32.3" style:family="table-row">
      <style:table-row-properties style:min-row-height="0.3542in" fo:keep-together="auto"/>
    </style:style>
    <style:style style:name="Table33" style:family="table">
      <style:table-properties style:width="7.7799in" fo:margin-left="-1.0639in" fo:margin-top="0in" fo:margin-bottom="0in" table:align="left"/>
    </style:style>
    <style:style style:name="Table33.A" style:family="table-column">
      <style:table-column-properties style:column-width="3.7819in"/>
    </style:style>
    <style:style style:name="Table33.B" style:family="table-column">
      <style:table-column-properties style:column-width="3.9972in"/>
    </style:style>
    <style:style style:name="Table33.1" style:family="table-row">
      <style:table-row-properties style:min-row-height="1.075in" fo:keep-together="auto"/>
    </style:style>
    <style:style style:name="Table33.A1" style:family="table-cell">
      <style:table-cell-properties fo:padding-left="0.075in" fo:padding-right="0.075in" fo:padding-top="0in" fo:padding-bottom="0in" fo:border="none"/>
    </style:style>
    <style:style style:name="Table33.2" style:family="table-row">
      <style:table-row-properties fo:keep-together="auto"/>
    </style:style>
    <style:style style:name="Table33.3" style:family="table-row">
      <style:table-row-properties fo:keep-together="auto"/>
    </style:style>
    <style:style style:name="Table34" style:family="table">
      <style:table-properties style:width="7.7799in" fo:margin-left="-1.0639in" fo:margin-top="0in" fo:margin-bottom="0in" table:align="left"/>
    </style:style>
    <style:style style:name="Table34.A" style:family="table-column">
      <style:table-column-properties style:column-width="3.7819in"/>
    </style:style>
    <style:style style:name="Table34.B" style:family="table-column">
      <style:table-column-properties style:column-width="3.9972in"/>
    </style:style>
    <style:style style:name="Table34.1" style:family="table-row">
      <style:table-row-properties style:min-row-height="1.3549in" fo:keep-together="auto"/>
    </style:style>
    <style:style style:name="Table34.A1" style:family="table-cell">
      <style:table-cell-properties fo:padding-left="0.075in" fo:padding-right="0.075in" fo:padding-top="0in" fo:padding-bottom="0in" fo:border="none"/>
    </style:style>
    <style:style style:name="Table34.2" style:family="table-row">
      <style:table-row-properties fo:keep-together="auto"/>
    </style:style>
    <style:style style:name="Table34.3" style:family="table-row">
      <style:table-row-properties fo:keep-together="auto"/>
    </style:style>
    <style:style style:name="Table35" style:family="table">
      <style:table-properties style:width="7.7799in" fo:margin-left="-1.0639in" fo:margin-top="0in" fo:margin-bottom="0in" table:align="left"/>
    </style:style>
    <style:style style:name="Table35.A" style:family="table-column">
      <style:table-column-properties style:column-width="3.7819in"/>
    </style:style>
    <style:style style:name="Table35.B" style:family="table-column">
      <style:table-column-properties style:column-width="3.9972in"/>
    </style:style>
    <style:style style:name="Table35.1" style:family="table-row">
      <style:table-row-properties style:min-row-height="1.075in" fo:keep-together="auto"/>
    </style:style>
    <style:style style:name="Table35.A1" style:family="table-cell">
      <style:table-cell-properties fo:padding-left="0.075in" fo:padding-right="0.075in" fo:padding-top="0in" fo:padding-bottom="0in" fo:border="none"/>
    </style:style>
    <style:style style:name="Table35.2" style:family="table-row">
      <style:table-row-properties fo:keep-together="auto"/>
    </style:style>
    <style:style style:name="Table35.3" style:family="table-row">
      <style:table-row-properties fo:keep-together="auto"/>
    </style:style>
    <style:style style:name="Table36" style:family="table">
      <style:table-properties style:width="7.7799in" fo:margin-left="-1.0639in" fo:margin-top="0in" fo:margin-bottom="0in" table:align="left"/>
    </style:style>
    <style:style style:name="Table36.A" style:family="table-column">
      <style:table-column-properties style:column-width="3.7819in"/>
    </style:style>
    <style:style style:name="Table36.B" style:family="table-column">
      <style:table-column-properties style:column-width="3.9972in"/>
    </style:style>
    <style:style style:name="Table36.1" style:family="table-row">
      <style:table-row-properties style:min-row-height="1.075in" fo:keep-together="auto"/>
    </style:style>
    <style:style style:name="Table36.A1" style:family="table-cell">
      <style:table-cell-properties fo:padding-left="0.075in" fo:padding-right="0.075in" fo:padding-top="0in" fo:padding-bottom="0in" fo:border="none"/>
    </style:style>
    <style:style style:name="Table36.2" style:family="table-row">
      <style:table-row-properties fo:keep-together="auto"/>
    </style:style>
    <style:style style:name="Table36.3" style:family="table-row">
      <style:table-row-properties style:min-row-height="0.3542in" fo:keep-together="auto"/>
    </style:style>
    <style:style style:name="Table37" style:family="table">
      <style:table-properties style:width="7.7799in" fo:margin-left="-1.0639in" fo:margin-top="0in" fo:margin-bottom="0in" table:align="left"/>
    </style:style>
    <style:style style:name="Table37.A" style:family="table-column">
      <style:table-column-properties style:column-width="3.7819in"/>
    </style:style>
    <style:style style:name="Table37.B" style:family="table-column">
      <style:table-column-properties style:column-width="3.9972in"/>
    </style:style>
    <style:style style:name="Table37.1" style:family="table-row">
      <style:table-row-properties style:min-row-height="1.075in" fo:keep-together="auto"/>
    </style:style>
    <style:style style:name="Table37.A1" style:family="table-cell">
      <style:table-cell-properties fo:padding-left="0.075in" fo:padding-right="0.075in" fo:padding-top="0in" fo:padding-bottom="0in" fo:border="none"/>
    </style:style>
    <style:style style:name="Table37.2" style:family="table-row">
      <style:table-row-properties fo:keep-together="auto"/>
    </style:style>
    <style:style style:name="Table37.3" style:family="table-row">
      <style:table-row-properties fo:keep-together="auto"/>
    </style:style>
    <style:style style:name="Table38" style:family="table">
      <style:table-properties style:width="7.7799in" fo:margin-left="-1.0639in" fo:margin-top="0in" fo:margin-bottom="0in" table:align="left"/>
    </style:style>
    <style:style style:name="Table38.A" style:family="table-column">
      <style:table-column-properties style:column-width="3.7819in"/>
    </style:style>
    <style:style style:name="Table38.B" style:family="table-column">
      <style:table-column-properties style:column-width="3.9972in"/>
    </style:style>
    <style:style style:name="Table38.1" style:family="table-row">
      <style:table-row-properties style:min-row-height="1.3549in" fo:keep-together="auto"/>
    </style:style>
    <style:style style:name="Table38.A1" style:family="table-cell">
      <style:table-cell-properties fo:padding-left="0.075in" fo:padding-right="0.075in" fo:padding-top="0in" fo:padding-bottom="0in" fo:border="none"/>
    </style:style>
    <style:style style:name="Table38.2" style:family="table-row">
      <style:table-row-properties fo:keep-together="auto"/>
    </style:style>
    <style:style style:name="Table38.3" style:family="table-row">
      <style:table-row-properties fo:keep-together="auto"/>
    </style:style>
    <style:style style:name="Table39" style:family="table">
      <style:table-properties style:width="7.7799in" fo:margin-left="-1.0639in" fo:margin-top="0in" fo:margin-bottom="0in" table:align="left"/>
    </style:style>
    <style:style style:name="Table39.A" style:family="table-column">
      <style:table-column-properties style:column-width="3.7819in"/>
    </style:style>
    <style:style style:name="Table39.B" style:family="table-column">
      <style:table-column-properties style:column-width="3.9972in"/>
    </style:style>
    <style:style style:name="Table39.1" style:family="table-row">
      <style:table-row-properties style:min-row-height="1.075in" fo:keep-together="auto"/>
    </style:style>
    <style:style style:name="Table39.A1" style:family="table-cell">
      <style:table-cell-properties fo:padding-left="0.075in" fo:padding-right="0.075in" fo:padding-top="0in" fo:padding-bottom="0in" fo:border="none"/>
    </style:style>
    <style:style style:name="Table39.2" style:family="table-row">
      <style:table-row-properties fo:keep-together="auto"/>
    </style:style>
    <style:style style:name="Table39.3" style:family="table-row">
      <style:table-row-properties fo:keep-together="auto"/>
    </style:style>
    <style:style style:name="Table40" style:family="table">
      <style:table-properties style:width="7.7799in" fo:margin-left="-1.0639in" fo:margin-top="0in" fo:margin-bottom="0in" table:align="left"/>
    </style:style>
    <style:style style:name="Table40.A" style:family="table-column">
      <style:table-column-properties style:column-width="3.7819in"/>
    </style:style>
    <style:style style:name="Table40.B" style:family="table-column">
      <style:table-column-properties style:column-width="3.9972in"/>
    </style:style>
    <style:style style:name="Table40.1" style:family="table-row">
      <style:table-row-properties style:min-row-height="1.075in" fo:keep-together="auto"/>
    </style:style>
    <style:style style:name="Table40.A1" style:family="table-cell">
      <style:table-cell-properties fo:padding-left="0.075in" fo:padding-right="0.075in" fo:padding-top="0in" fo:padding-bottom="0in" fo:border="none"/>
    </style:style>
    <style:style style:name="Table40.2" style:family="table-row">
      <style:table-row-properties fo:keep-together="auto"/>
    </style:style>
    <style:style style:name="Table40.3" style:family="table-row">
      <style:table-row-properties style:min-row-height="0.3542in" fo:keep-together="auto"/>
    </style:style>
    <style:style style:name="Table41" style:family="table">
      <style:table-properties style:width="7.7799in" fo:margin-left="-1.0639in" fo:margin-top="0in" fo:margin-bottom="0in" table:align="left"/>
    </style:style>
    <style:style style:name="Table41.A" style:family="table-column">
      <style:table-column-properties style:column-width="3.7819in"/>
    </style:style>
    <style:style style:name="Table41.B" style:family="table-column">
      <style:table-column-properties style:column-width="3.9972in"/>
    </style:style>
    <style:style style:name="Table41.1" style:family="table-row">
      <style:table-row-properties style:min-row-height="1.075in" fo:keep-together="auto"/>
    </style:style>
    <style:style style:name="Table41.A1" style:family="table-cell">
      <style:table-cell-properties fo:padding-left="0.075in" fo:padding-right="0.075in" fo:padding-top="0in" fo:padding-bottom="0in" fo:border="none"/>
    </style:style>
    <style:style style:name="Table41.2" style:family="table-row">
      <style:table-row-properties fo:keep-together="auto"/>
    </style:style>
    <style:style style:name="Table41.3" style:family="table-row">
      <style:table-row-properties fo:keep-together="auto"/>
    </style:style>
    <style:style style:name="Table42" style:family="table">
      <style:table-properties style:width="7.7799in" fo:margin-left="-1.0639in" fo:margin-top="0in" fo:margin-bottom="0in" table:align="left"/>
    </style:style>
    <style:style style:name="Table42.A" style:family="table-column">
      <style:table-column-properties style:column-width="3.7819in"/>
    </style:style>
    <style:style style:name="Table42.B" style:family="table-column">
      <style:table-column-properties style:column-width="3.9972in"/>
    </style:style>
    <style:style style:name="Table42.1" style:family="table-row">
      <style:table-row-properties style:min-row-height="1.3549in" fo:keep-together="auto"/>
    </style:style>
    <style:style style:name="Table42.A1" style:family="table-cell">
      <style:table-cell-properties fo:padding-left="0.075in" fo:padding-right="0.075in" fo:padding-top="0in" fo:padding-bottom="0in" fo:border="none"/>
    </style:style>
    <style:style style:name="Table42.2" style:family="table-row">
      <style:table-row-properties fo:keep-together="auto"/>
    </style:style>
    <style:style style:name="Table42.3" style:family="table-row">
      <style:table-row-properties fo:keep-together="auto"/>
    </style:style>
    <style:style style:name="Table43" style:family="table">
      <style:table-properties style:width="7.7799in" fo:margin-left="-1.0639in" fo:margin-top="0in" fo:margin-bottom="0in" table:align="left"/>
    </style:style>
    <style:style style:name="Table43.A" style:family="table-column">
      <style:table-column-properties style:column-width="3.7819in"/>
    </style:style>
    <style:style style:name="Table43.B" style:family="table-column">
      <style:table-column-properties style:column-width="3.9972in"/>
    </style:style>
    <style:style style:name="Table43.1" style:family="table-row">
      <style:table-row-properties style:min-row-height="1.075in" fo:keep-together="auto"/>
    </style:style>
    <style:style style:name="Table43.A1" style:family="table-cell">
      <style:table-cell-properties fo:padding-left="0.075in" fo:padding-right="0.075in" fo:padding-top="0in" fo:padding-bottom="0in" fo:border="none"/>
    </style:style>
    <style:style style:name="Table43.2" style:family="table-row">
      <style:table-row-properties fo:keep-together="auto"/>
    </style:style>
    <style:style style:name="Table43.3" style:family="table-row">
      <style:table-row-properties fo:keep-together="auto"/>
    </style:style>
    <style:style style:name="Table44" style:family="table">
      <style:table-properties style:width="7.7799in" fo:margin-left="-1.0639in" fo:margin-top="0in" fo:margin-bottom="0in" table:align="left"/>
    </style:style>
    <style:style style:name="Table44.A" style:family="table-column">
      <style:table-column-properties style:column-width="3.7819in"/>
    </style:style>
    <style:style style:name="Table44.B" style:family="table-column">
      <style:table-column-properties style:column-width="3.9972in"/>
    </style:style>
    <style:style style:name="Table44.1" style:family="table-row">
      <style:table-row-properties style:min-row-height="1.075in" fo:keep-together="auto"/>
    </style:style>
    <style:style style:name="Table44.A1" style:family="table-cell">
      <style:table-cell-properties fo:padding-left="0.075in" fo:padding-right="0.075in" fo:padding-top="0in" fo:padding-bottom="0in" fo:border="none"/>
    </style:style>
    <style:style style:name="Table44.2" style:family="table-row">
      <style:table-row-properties fo:keep-together="auto"/>
    </style:style>
    <style:style style:name="Table44.3" style:family="table-row">
      <style:table-row-properties style:min-row-height="0.3542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paragraph-properties fo:line-height="120%"/>
    </style:style>
    <style:style style:name="P5" style:family="paragraph" style:parent-style-name="Standard" style:list-style-name="WWNum1">
      <style:paragraph-properties fo:margin-left="-0.5902in" fo:margin-right="0in" fo:margin-top="0in" fo:margin-bottom="0.111in" loext:contextual-spacing="false" fo:line-height="100%" fo:text-indent="-0.25in" style:auto-text-indent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keep-with-next="always"/>
    </style:style>
    <style:style style:name="P8" style:family="paragraph" style:parent-style-name="Standard" style:list-style-name="WWNum2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9" style:family="paragraph" style:parent-style-name="Standard" style:list-style-name="WWNum22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10" style:family="paragraph" style:parent-style-name="Standard" style:list-style-name="WWNum23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11" style:family="paragraph" style:parent-style-name="Standard" style:list-style-name="WWNum24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12" style:family="paragraph" style:parent-style-name="Standard" style:list-style-name="WWNum25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13" style:family="paragraph" style:parent-style-name="Standard" style:list-style-name="WWNum3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14" style:family="paragraph" style:parent-style-name="Standard" style:list-style-name="WWNum4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15" style:family="paragraph" style:parent-style-name="Standard" style:list-style-name="WWNum5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16" style:family="paragraph" style:parent-style-name="Standard" style:list-style-name="WWNum6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17" style:family="paragraph" style:parent-style-name="Standard" style:list-style-name="WWNum7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18" style:family="paragraph" style:parent-style-name="Standard" style:list-style-name="WWNum8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19" style:family="paragraph" style:parent-style-name="Standard" style:list-style-name="WWNum9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20" style:family="paragraph" style:parent-style-name="Standard" style:list-style-name="WWNum10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21" style:family="paragraph" style:parent-style-name="Standard" style:list-style-name="WWNum11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22" style:family="paragraph" style:parent-style-name="Standard" style:list-style-name="WWNum12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23" style:family="paragraph" style:parent-style-name="Standard" style:list-style-name="WWNum13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24" style:family="paragraph" style:parent-style-name="Standard" style:list-style-name="WWNum14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25" style:family="paragraph" style:parent-style-name="Standard" style:list-style-name="WWNum15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26" style:family="paragraph" style:parent-style-name="Standard" style:list-style-name="WWNum16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27" style:family="paragraph" style:parent-style-name="Standard" style:list-style-name="WWNum17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28" style:family="paragraph" style:parent-style-name="Standard" style:list-style-name="WWNum18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29" style:family="paragraph" style:parent-style-name="Standard" style:list-style-name="WWNum19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30" style:family="paragraph" style:parent-style-name="Standard" style:list-style-name="WWNum20">
      <style:paragraph-properties fo:margin-left="0.5in" fo:margin-right="0in" fo:margin-top="0in" fo:margin-bottom="0.0972in" loext:contextual-spacing="false" fo:line-height="115%" fo:text-indent="-0.25in" style:auto-text-indent="false" fo:keep-with-next="always"/>
    </style:style>
    <style:style style:name="P31" style:family="paragraph" style:parent-style-name="Standard" style:list-style-name="WWNum21">
      <style:paragraph-properties fo:margin-left="0.5in" fo:margin-right="0in" fo:margin-top="0in" fo:margin-bottom="0.0972in" loext:contextual-spacing="false" fo:line-height="100%" fo:text-indent="-0.25in" style:auto-text-indent="false" fo:keep-with-next="always"/>
    </style:style>
    <style:style style:name="P32" style:family="paragraph" style:parent-style-name="Standard" style:list-style-name="WWNum2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33" style:family="paragraph" style:parent-style-name="Standard" style:list-style-name="WWNum21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34" style:family="paragraph" style:parent-style-name="Standard" style:list-style-name="WWNum22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35" style:family="paragraph" style:parent-style-name="Standard" style:list-style-name="WWNum23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36" style:family="paragraph" style:parent-style-name="Standard" style:list-style-name="WWNum24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37" style:family="paragraph" style:parent-style-name="Standard" style:list-style-name="WWNum25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38" style:family="paragraph" style:parent-style-name="Standard" style:list-style-name="WWNum3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39" style:family="paragraph" style:parent-style-name="Standard" style:list-style-name="WWNum4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40" style:family="paragraph" style:parent-style-name="Standard" style:list-style-name="WWNum5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41" style:family="paragraph" style:parent-style-name="Standard" style:list-style-name="WWNum6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42" style:family="paragraph" style:parent-style-name="Standard" style:list-style-name="WWNum7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43" style:family="paragraph" style:parent-style-name="Standard" style:list-style-name="WWNum8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44" style:family="paragraph" style:parent-style-name="Standard" style:list-style-name="WWNum9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45" style:family="paragraph" style:parent-style-name="Standard" style:list-style-name="WWNum10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46" style:family="paragraph" style:parent-style-name="Standard" style:list-style-name="WWNum11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47" style:family="paragraph" style:parent-style-name="Standard" style:list-style-name="WWNum12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48" style:family="paragraph" style:parent-style-name="Standard" style:list-style-name="WWNum13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49" style:family="paragraph" style:parent-style-name="Standard" style:list-style-name="WWNum14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50" style:family="paragraph" style:parent-style-name="Standard" style:list-style-name="WWNum15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51" style:family="paragraph" style:parent-style-name="Standard" style:list-style-name="WWNum16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52" style:family="paragraph" style:parent-style-name="Standard" style:list-style-name="WWNum17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53" style:family="paragraph" style:parent-style-name="Standard" style:list-style-name="WWNum18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54" style:family="paragraph" style:parent-style-name="Standard" style:list-style-name="WWNum19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55" style:family="paragraph" style:parent-style-name="Standard" style:list-style-name="WWNum20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56" style:family="paragraph" style:parent-style-name="Standard" style:list-style-name="WWNum26">
      <style:paragraph-properties fo:margin-left="0.5in" fo:margin-right="0in" fo:margin-top="0in" fo:margin-bottom="0.0972in" loext:contextual-spacing="false" fo:line-height="120%" fo:text-indent="-0.25in" style:auto-text-indent="false"/>
    </style:style>
    <style:style style:name="P57" style:family="paragraph" style:parent-style-name="Standard" style:list-style-name="WWNum27">
      <style:paragraph-properties fo:margin-left="0.5in" fo:margin-right="0in" fo:margin-top="0in" fo:margin-bottom="0.0972in" loext:contextual-spacing="false" fo:line-height="120%" fo:text-indent="-0.25in" style:auto-text-indent="false"/>
    </style:style>
    <style:style style:name="P58" style:family="paragraph" style:parent-style-name="Standard" style:list-style-name="WWNum26">
      <style:paragraph-properties fo:margin-left="0.5in" fo:margin-right="0in" fo:margin-top="0in" fo:margin-bottom="0in" loext:contextual-spacing="false" fo:line-height="120%" fo:text-indent="-0.25in" style:auto-text-indent="false"/>
    </style:style>
    <style:style style:name="P59" style:family="paragraph" style:parent-style-name="Standard">
      <style:paragraph-properties fo:margin-top="0in" fo:margin-bottom="0.0972in" loext:contextual-spacing="false" fo:line-height="120%"/>
      <style:text-properties fo:font-size="14pt" style:font-size-asian="14pt" style:font-size-complex="14pt"/>
    </style:style>
    <style:style style:name="P60" style:family="paragraph" style:parent-style-name="Standard">
      <style:paragraph-properties fo:margin-top="0in" fo:margin-bottom="0.0972in" loext:contextual-spacing="false" fo:line-height="120%"/>
    </style:style>
    <style:style style:name="P61" style:family="paragraph" style:parent-style-name="Standard">
      <style:paragraph-properties fo:margin-top="0in" fo:margin-bottom="0.0972in" loext:contextual-spacing="false" fo:line-height="115%"/>
    </style:style>
    <style:style style:name="P62" style:family="paragraph" style:parent-style-name="Heading_20_1" style:master-page-name="Converted1">
      <style:paragraph-properties style:page-number="1"/>
    </style:style>
    <style:style style:name="P63" style:family="paragraph" style:parent-style-name="Heading_20_1">
      <style:paragraph-properties fo:margin-left="0in" fo:margin-right="0in" fo:text-indent="0in" style:auto-text-indent="false"/>
    </style:style>
    <style:style style:name="P64" style:family="paragraph" style:parent-style-name="Title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65" style:family="paragraph" style:parent-style-name="Title" style:master-page-name="Converted2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66" style:family="paragraph" style:parent-style-name="Title">
      <style:paragraph-properties fo:margin-top="0.3335in" fo:margin-bottom="0.0972in" loext:contextual-spacing="false" fo:line-height="120%" fo:break-before="page"/>
    </style:style>
    <style:style style:name="P67" style:family="paragraph" style:parent-style-name="Title" style:master-page-name="Converted3">
      <style:paragraph-properties style:page-number="1"/>
    </style:style>
    <style:style style:name="P6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T Serif" fo:font-size="36pt" fo:font-style="normal" style:text-underline-style="none" fo:font-weight="bold" style:font-name-asian="PT Serif1" style:font-size-asian="36pt" style:font-style-asian="normal" style:font-weight-asian="bold" style:font-name-complex="PT Serif1" style:font-size-complex="3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1c4587" style:text-line-through-style="none" style:text-line-through-type="none" style:text-position="0% 100%" style:font-name="PT Serif" fo:font-size="27pt" fo:font-style="normal" style:text-underline-style="none" fo:font-weight="bold" style:font-name-asian="PT Serif1" style:font-size-asian="27pt" style:font-style-asian="normal" style:font-weight-asian="bold" style:font-name-complex="PT Serif1" style:font-size-complex="27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weight="bold" style:font-weight-asian="bold"/>
    </style:style>
    <style:style style:name="T6" style:family="text">
      <style:text-properties fo:font-variant="small-caps" fo:color="#333333" fo:font-size="10pt" style:font-size-asian="10pt" style:font-size-complex="10pt"/>
    </style:style>
    <style:style style:name="T7" style:family="text">
      <style:text-properties fo:font-variant="small-caps" fo:color="#333333" fo:font-size="11pt" style:font-size-asian="11pt" style:font-size-complex="11pt"/>
    </style:style>
    <style:style style:name="T8" style:family="text">
      <style:text-properties fo:font-variant="small-caps" fo:font-size="10pt" style:font-size-asian="10pt" style:font-size-complex="10pt"/>
    </style:style>
    <style:style style:name="T9" style:family="text">
      <style:text-properties fo:font-variant="small-caps" fo:font-size="9pt" style:font-size-asian="9pt" style:font-size-complex="9pt"/>
    </style:style>
    <style:style style:name="T10" style:family="text">
      <style:text-properties fo:color="#333333" fo:font-size="9pt" style:font-size-asian="9pt" style:font-size-complex="9pt"/>
    </style:style>
    <style:style style:name="T11" style:family="text">
      <style:text-properties fo:color="#333333" fo:font-size="10pt" style:font-size-asian="10pt" style:font-size-complex="10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1c1c1c" fo:font-size="11pt" fo:font-weight="bold" style:font-size-asian="11pt" style:font-weight-asian="bold" style:font-size-complex="11pt"/>
    </style:style>
    <style:style style:name="T14" style:family="text">
      <style:text-properties fo:color="#1c1c1c" fo:font-size="10pt" fo:font-weight="bold" style:font-size-asian="10pt" style:font-weight-asian="bold" style:font-size-complex="10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1c4587" fo:font-size="20pt" style:font-size-asian="20pt" style:font-size-complex="20pt"/>
    </style:style>
    <style:style style:name="T19" style:family="text">
      <style:text-properties fo:color="#1c4587" fo:font-size="17pt" style:font-size-asian="17pt" style:font-size-complex="17pt"/>
    </style:style>
    <style:style style:name="gr1" style:family="graphic">
      <style:graphic-properties draw:stroke="dash" draw:stroke-dash="Dashed_20__28_var_29__20_4" svg:stroke-width="0.0102in" svg:stroke-color="#3465a4" draw:stroke-linejoin="round" draw:fill="none" draw:textarea-vertical-align="top" draw:auto-grow-height="false" fo:min-height="0in" fo:min-width="7.950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bookmark text:name="_w84zorn5srvz"/><text:span text:style-name="T1">Билеты. <text:s/>Вопросы. Методы МО. Введение в проектиро…</text:span></text:p>
      <text:p text:style-name="P62"><text:bookmark text:name="_c2hlhe54kaal"/>МО. Вопросы</text:p>
      <text:list xml:id="list965733050" text:style-name="WWNum1">
        <text:list-item>
          <text:p text:style-name="P5"><text:span text:style-name="T4">Основные понятия МО. Обучение с учителем, без учителя. Метрики качества.</text:span></text:p>
        </text:list-item>
        <text:list-item>
          <text:p text:style-name="P5"><text:span text:style-name="T4">Переобучение и недообучение. Регуляризация. Кросс-валидация.</text:span></text:p>
        </text:list-item>
        <text:list-item>
          <text:p text:style-name="P5"><text:span text:style-name="T4">Математическая статистика. Распределение. Числовые характеристики. Проверка гипотез.</text:span></text:p>
        </text:list-item>
        <text:list-item>
          <text:p text:style-name="P5"><text:span text:style-name="T4">Метод наименьших квадратов. Применение для обучения моделей.</text:span></text:p>
        </text:list-item>
        <text:list-item>
          <text:p text:style-name="P5"><text:span text:style-name="T4">Метод градиентного спуска</text:span></text:p>
        </text:list-item>
        <text:list-item>
          <text:p text:style-name="P5"><text:span text:style-name="T4">Линейная регрессия. Аналитическое решение. Регуляризации.</text:span></text:p>
        </text:list-item>
        <text:list-item>
          <text:p text:style-name="P5"><text:span text:style-name="T4">Метод опорных векторов. Модификации.</text:span></text:p>
        </text:list-item>
        <text:list-item>
          <text:p text:style-name="P5"><text:span text:style-name="T4">K ближайших соседей. Модификации.</text:span></text:p>
        </text:list-item>
        <text:list-item>
          <text:p text:style-name="P5"><text:span text:style-name="T4">Наивный байесовский классификатор.</text:span></text:p>
        </text:list-item>
        <text:list-item>
          <text:p text:style-name="P5"><text:span text:style-name="T4">Вероятностная модель. Метод максимального правдоподобия.</text:span></text:p>
        </text:list-item>
        <text:list-item>
          <text:p text:style-name="P5"><text:span text:style-name="T4">Логистическая регрессия.</text:span></text:p>
        </text:list-item>
        <text:list-item>
          <text:p text:style-name="P5"><text:span text:style-name="T4">Дерево решений.</text:span></text:p>
        </text:list-item>
        <text:list-item>
          <text:p text:style-name="P5"><text:span text:style-name="T4">Ансамбли. Голосование. Беггинг. Стэкинг. Блендинг.</text:span></text:p>
        </text:list-item>
        <text:list-item>
          <text:p text:style-name="P5"><text:span text:style-name="T4">Ансамбли. Адаптивный и градиентный бустинг.</text:span></text:p>
        </text:list-item>
        <text:list-item>
          <text:p text:style-name="P5"><text:span text:style-name="T4">Ансамбли. Случайный лес.</text:span></text:p>
        </text:list-item>
        <text:list-item>
          <text:p text:style-name="P5"><text:span text:style-name="T4">Нейросеть многослойный персептрон. Классификация и регрессия.</text:span></text:p>
        </text:list-item>
        <text:list-item>
          <text:p text:style-name="P5"><text:span text:style-name="T4">Обучение нейросети. Метод обратного распространения ошибки.</text:span></text:p>
        </text:list-item>
        <text:list-item>
          <text:p text:style-name="P5"><text:span text:style-name="T4">Обучение без учителя. Кластеризация. Классификация алгоритмов. Метод kMeans</text:span></text:p>
        </text:list-item>
        <text:list-item>
          <text:p text:style-name="P5"><text:span text:style-name="T4">Снижение размерности. PCA. UMAP</text:span></text:p>
        </text:list-item>
        <text:list-item>
          <text:p text:style-name="P5"><text:span text:style-name="T4">Обработка текста. Способы представления. Мешок слов. TF-IDF. Классификация.</text:span></text:p>
        </text:list-item>
        <text:list-item>
          <text:p text:style-name="P5"><text:span text:style-name="T4">Разведочный анализ данных, кодирование и подготовка данных для моделей</text:span></text:p>
        </text:list-item>
        <text:list-item>
          <text:p text:style-name="P5"><text:span text:style-name="T4">Python. DataFrame. Numpy Array. Torch Tensor. Matplotlib. Plotly. Gradio.</text:span></text:p>
        </text:list-item>
        <text:list-item>
          <text:p text:style-name="P5"><text:span text:style-name="T4"><text:s/>CRISP-DM. Отслеживание экспериментов через Weights and Biases или MLFlow. </text:span></text:p>
        </text:list-item>
        <text:list-item>
          <text:p text:style-name="P5"><text:span text:style-name="T4">Нейросети в Keras. Нейросети в pytorch.</text:span></text:p>
        </text:list-item>
        <text:list-item>
          <text:p text:style-name="P5"><text:span text:style-name="T4"><text:s/>Отбор и создание новых признаков. Важность признаков.</text:span></text:p>
        </text:list-item>
        <text:list-item>
          <text:p text:style-name="P5"><text:soft-page-break/><text:span text:style-name="T4">Рекомендательные системы</text:span></text:p>
        </text:list-item>
        <text:list-item>
          <text:p text:style-name="P5"><text:span text:style-name="T4">Распределённые алгоритмы.</text:span></text:p>
        </text:list-item>
      </text:list>
      <text:p text:style-name="P6"/>
      <text:p text:style-name="Heading_20_1"><text:bookmark text:name="_bt6na5dfgnl3"/>МО. Задания</text:p>
      <text:p text:style-name="Standard"><text:span text:style-name="T5">Решите задачу классификации.</text:span><text:line-break/>Создайте синтетические данные с 3 классами. 3000 объектов. 5-6 признаков, 2 из которых не должны влиять на целевую переменную.<text:line-break/>Есть ли в данных выбросы? Как признаки влияют на целевой признак?<text:line-break/></text:p>
      <text:p text:style-name="Standard">Приведите другие действия, которые как правило совершаются для анализа и подготовки данных, но сами действия не выполняйте. Используйте заголовки в python notebook.</text:p>
      <text:p text:style-name="Standard"><text:line-break/>Используйте для классификации логистическую регрессию и случайный лес.<text:line-break/>Для последней модели подберите значение самого важного гиперпараметра. </text:p>
      <text:p text:style-name="P1"/>
      <text:p text:style-name="Standard"><text:span text:style-name="T5">Решите задачу регрессии</text:span><text:line-break/>Создайте синтетические данные. 3000 объектов. 5-6 признаков, 2 из которых не должны влиять на целевую переменную.<text:line-break/>Есть ли в данных выбросы? Как признаки влияют на целевой признак?<text:line-break/></text:p>
      <text:p text:style-name="Standard">Приведите другие действия, которые как правило совершаются для анализа и подготовки данных, но сами действия не выполняйте. Используйте заголовки в python notebook.</text:p>
      <text:p text:style-name="Standard"><text:line-break/>Используйте для классификации линейную регрессию и случайный лес.<text:line-break/>Для последней модели подберите значение самого важного гиперпараметра. </text:p>
      <text:p text:style-name="P1"/>
      <text:p text:style-name="Standard"/>
      <text:p text:style-name="Standard"/>
      <text:p text:style-name="P6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1.A1" office:value-type="string">
            <text:p text:style-name="P2"><text:span text:style-name="T8">Экзаменационный билет</text:span><text:span text:style-name="T12"> № 1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5">направление подготовки: 09.04.01 – Информатика и вычислительная техника, семестр: 2</text:span></text:p>
          </table:table-cell>
        </table:table-row>
        <table:table-row table:style-name="Table1.2">
          <table:table-cell table:style-name="Table1.A1" table:number-columns-spanned="2" office:value-type="string">
            <text:list xml:id="list1725591382" text:style-name="WWNum2">
              <text:list-item>
                <text:p text:style-name="P8">Основные понятия МО. Обучение с учителем, без учителя. Метрики качества. </text:p>
              </text:list-item>
              <text:list-item>
                <text:p text:style-name="P32">Собеседование по практической работе</text:p>
              </text:list-item>
              <text:list-item>
                <text:p text:style-name="P32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1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><draw:custom-shape text:anchor-type="paragraph" draw:z-index="17" draw:name="Image1" draw:style-name="gr1" draw:text-style-name="P68" svg:width="8.148in" svg:height="0.0142in" svg:x="-1.2083in" svg:y="0.0693in"><text:p/><draw:enhanced-geometry draw:mirror-horizontal="false" draw:mirror-vertical="false" svg:viewBox="0 0 21600 21600" draw:type="mso-spt32" draw:enhanced-path="M 0 0 L 21600 21600 N"/></draw:custom-shap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2.A1" office:value-type="string">
            <text:p text:style-name="P2"><text:span text:style-name="T8">Экзаменационный билет</text:span><text:span text:style-name="T12"> № 2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5">направление подготовки: 09.04.01 – Информатика и вычислительная техника, семестр: 2</text:span></text:p>
          </table:table-cell>
        </table:table-row>
        <table:table-row table:style-name="Table2.2">
          <table:table-cell table:style-name="Table2.A1" table:number-columns-spanned="2" office:value-type="string">
            <text:list xml:id="list2892589827" text:style-name="WWNum21">
              <text:list-item>
                <text:p text:style-name="P31">Математическая статистика. Распределение. Числовые характеристики. Проверка гипотез. </text:p>
              </text:list-item>
              <text:list-item>
                <text:p text:style-name="P33">Собеседование по практической работе</text:p>
              </text:list-item>
              <text:list-item>
                <text:p text:style-name="P33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2.3">
          <table:table-cell table:style-name="Table2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2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><draw:custom-shape text:anchor-type="paragraph" draw:z-index="16" draw:name="Image2" draw:style-name="gr1" draw:text-style-name="P68" svg:width="8.148in" svg:height="0.0142in" svg:x="-1.2083in" svg:y="0.0693in"><text:p/><draw:enhanced-geometry draw:mirror-horizontal="false" draw:mirror-vertical="false" svg:viewBox="0 0 21600 21600" draw:type="mso-spt32" draw:enhanced-path="M 0 0 L 21600 21600 N"/></draw:custom-shape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3.A1" office:value-type="string">
            <text:p text:style-name="P2"><text:span text:style-name="T8">Экзаменационный билет</text:span><text:span text:style-name="T12"> № 3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5">направление подготовки: 09.04.01 – Информатика и вычислительная техника, семестр: 2</text:span></text:p>
          </table:table-cell>
        </table:table-row>
        <table:table-row table:style-name="Table3.2">
          <table:table-cell table:style-name="Table3.A1" table:number-columns-spanned="2" office:value-type="string">
            <text:list xml:id="list3122031956" text:style-name="WWNum22">
              <text:list-item>
                <text:p text:style-name="P9">Метод наименьших квадратов. Применение для обучения моделей.</text:p>
              </text:list-item>
              <text:list-item>
                <text:p text:style-name="P34">Собеседование по практической работе</text:p>
              </text:list-item>
              <text:list-item>
                <text:p text:style-name="P34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3.3">
          <table:table-cell table:style-name="Table3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3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ext:p text:style-name="P6"><draw:custom-shape text:anchor-type="paragraph" draw:z-index="15" draw:name="Image3" draw:style-name="gr1" draw:text-style-name="P68" svg:width="8.148in" svg:height="0.0142in" svg:x="-1.2083in" svg:y="0.0693in"><text:p/><draw:enhanced-geometry draw:mirror-horizontal="false" draw:mirror-vertical="false" svg:viewBox="0 0 21600 21600" draw:type="mso-spt32" draw:enhanced-path="M 0 0 L 21600 21600 N"/></draw:custom-shape>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4.A1" office:value-type="string">
            <text:p text:style-name="P2"><text:span text:style-name="T8">Экзаменационный билет</text:span><text:span text:style-name="T12"> № 4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5">направление подготовки: 09.04.01 – Информатика и вычислительная техника, семестр: 2</text:span></text:p>
          </table:table-cell>
        </table:table-row>
        <table:table-row table:style-name="Table4.2">
          <table:table-cell table:style-name="Table4.A1" table:number-columns-spanned="2" office:value-type="string">
            <text:list xml:id="list1914273414" text:style-name="WWNum23">
              <text:list-item>
                <text:p text:style-name="P10">Метод градиентного спуска</text:p>
              </text:list-item>
              <text:list-item>
                <text:p text:style-name="P35">Собеседование по практической работе</text:p>
              </text:list-item>
              <text:list-item>
                <text:p text:style-name="P35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4.3">
          <table:table-cell table:style-name="Table4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4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5.A1" office:value-type="string">
            <text:p text:style-name="P2"><text:span text:style-name="T8">Экзаменационный билет</text:span><text:span text:style-name="T12"> № 5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2">направление подготовки: 09.04.01 – Информатика и вычислительная техника, семестр: 2</text:span></text:p>
          </table:table-cell>
        </table:table-row>
        <table:table-row table:style-name="Table5.2">
          <table:table-cell table:style-name="Table5.A1" table:number-columns-spanned="2" office:value-type="string">
            <text:list xml:id="list2909269193" text:style-name="WWNum24">
              <text:list-item>
                <text:p text:style-name="P11">Линейная регрессия. Аналитическое решение. Регуляризации.</text:p>
              </text:list-item>
              <text:list-item>
                <text:p text:style-name="P36">Собеседование по практической работе</text:p>
              </text:list-item>
              <text:list-item>
                <text:p text:style-name="P36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5.3">
          <table:table-cell table:style-name="Table5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5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><draw:custom-shape text:anchor-type="paragraph" draw:z-index="14" draw:name="Image4" draw:style-name="gr1" draw:text-style-name="P68" svg:width="8.148in" svg:height="0.0142in" svg:x="-1.2083in" svg:y="0.0693in"><text:p/><draw:enhanced-geometry draw:mirror-horizontal="false" draw:mirror-vertical="false" svg:viewBox="0 0 21600 21600" draw:type="mso-spt32" draw:enhanced-path="M 0 0 L 21600 21600 N"/></draw:custom-shape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6.A1" office:value-type="string">
            <text:p text:style-name="P2"><text:span text:style-name="T8">Экзаменационный билет</text:span><text:span text:style-name="T12"> № 6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2">направление подготовки: 09.04.01 – Информатика и вычислительная техника, семестр: 2</text:span></text:p>
          </table:table-cell>
        </table:table-row>
        <table:table-row table:style-name="Table6.2">
          <table:table-cell table:style-name="Table6.A1" table:number-columns-spanned="2" office:value-type="string">
            <text:list xml:id="list102400606" text:style-name="WWNum25">
              <text:list-item>
                <text:p text:style-name="P12">Метод опорных векторов. Модификации.</text:p>
              </text:list-item>
              <text:list-item>
                <text:p text:style-name="P37">Собеседование по практической работе</text:p>
              </text:list-item>
              <text:list-item>
                <text:p text:style-name="P37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6.3">
          <table:table-cell table:style-name="Table6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6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><draw:custom-shape text:anchor-type="paragraph" draw:z-index="13" draw:name="Image5" draw:style-name="gr1" draw:text-style-name="P68" svg:width="8.148in" svg:height="0.0142in" svg:x="-1.2083in" svg:y="0.0693in"><text:p/><draw:enhanced-geometry draw:mirror-horizontal="false" draw:mirror-vertical="false" svg:viewBox="0 0 21600 21600" draw:type="mso-spt32" draw:enhanced-path="M 0 0 L 21600 21600 N"/></draw:custom-shape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7.A1" office:value-type="string">
            <text:p text:style-name="P2"><text:span text:style-name="T8">Экзаменационный билет</text:span><text:span text:style-name="T12"> № 7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2">направление подготовки: 09.04.01 – Информатика и вычислительная техника, семестр: 2</text:span></text:p>
          </table:table-cell>
        </table:table-row>
        <table:table-row table:style-name="Table7.2">
          <table:table-cell table:style-name="Table7.A1" table:number-columns-spanned="2" office:value-type="string">
            <text:list xml:id="list3501844486" text:style-name="WWNum3">
              <text:list-item>
                <text:p text:style-name="P13">K ближайших соседей. Модификации.</text:p>
              </text:list-item>
              <text:list-item>
                <text:p text:style-name="P38">Собеседование по практической работе</text:p>
              </text:list-item>
              <text:list-item>
                <text:p text:style-name="P38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7.3">
          <table:table-cell table:style-name="Table7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7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><draw:custom-shape text:anchor-type="paragraph" draw:z-index="12" draw:name="Image6" draw:style-name="gr1" draw:text-style-name="P68" svg:width="8.148in" svg:height="0.0142in" svg:x="-1.2083in" svg:y="0.0693in"><text:p/><draw:enhanced-geometry draw:mirror-horizontal="false" draw:mirror-vertical="false" svg:viewBox="0 0 21600 21600" draw:type="mso-spt32" draw:enhanced-path="M 0 0 L 21600 21600 N"/></draw:custom-shape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8.A1" office:value-type="string">
            <text:p text:style-name="P2"><text:span text:style-name="T8">Экзаменационный билет</text:span><text:span text:style-name="T12"> № 8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2">направление подготовки: 09.04.01 – Информатика и вычислительная техника, семестр: 2</text:span></text:p>
          </table:table-cell>
        </table:table-row>
        <table:table-row table:style-name="Table8.2">
          <table:table-cell table:style-name="Table8.A1" table:number-columns-spanned="2" office:value-type="string">
            <text:list xml:id="list1306873661" text:style-name="WWNum4">
              <text:list-item>
                <text:p text:style-name="P14">Наивный байесовский классификатор.</text:p>
              </text:list-item>
              <text:list-item>
                <text:p text:style-name="P39">Собеседование по практической работе</text:p>
              </text:list-item>
              <text:list-item>
                <text:p text:style-name="P39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8.3">
          <table:table-cell table:style-name="Table8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8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9.A1" office:value-type="string">
            <text:p text:style-name="P2"><text:span text:style-name="T8">Экзаменационный билет</text:span><text:span text:style-name="T12"> № 9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2">направление подготовки: 09.04.01 – Информатика и вычислительная техника, семестр: 2</text:span></text:p>
          </table:table-cell>
        </table:table-row>
        <table:table-row table:style-name="Table9.2">
          <table:table-cell table:style-name="Table9.A1" table:number-columns-spanned="2" office:value-type="string">
            <text:list xml:id="list1091174415" text:style-name="WWNum5">
              <text:list-item>
                <text:p text:style-name="P15">Вероятностная модель. Метод максимального правдоподобия. </text:p>
              </text:list-item>
              <text:list-item>
                <text:p text:style-name="P40">Собеседование по практической работе</text:p>
              </text:list-item>
              <text:list-item>
                <text:p text:style-name="P40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9.3">
          <table:table-cell table:style-name="Table9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9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><draw:custom-shape text:anchor-type="paragraph" draw:z-index="11" draw:name="Image7" draw:style-name="gr1" draw:text-style-name="P68" svg:width="8.148in" svg:height="0.0142in" svg:x="-1.2083in" svg:y="0.0693in"><text:p/><draw:enhanced-geometry draw:mirror-horizontal="false" draw:mirror-vertical="false" svg:viewBox="0 0 21600 21600" draw:type="mso-spt32" draw:enhanced-path="M 0 0 L 21600 21600 N"/></draw:custom-shape></text:p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10.A1" office:value-type="string">
            <text:p text:style-name="P2"><text:span text:style-name="T8">Экзаменационный билет</text:span><text:span text:style-name="T12"> № 10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2">направление подготовки: 09.04.01 – Информатика и вычислительная техника, семестр: 2</text:span></text:p>
          </table:table-cell>
        </table:table-row>
        <table:table-row table:style-name="Table10.2">
          <table:table-cell table:style-name="Table10.A1" table:number-columns-spanned="2" office:value-type="string">
            <text:list xml:id="list2520110718" text:style-name="WWNum6">
              <text:list-item>
                <text:p text:style-name="P16">Логистическая регрессия. </text:p>
              </text:list-item>
              <text:list-item>
                <text:p text:style-name="P41">Собеседование по практической работе</text:p>
              </text:list-item>
              <text:list-item>
                <text:p text:style-name="P41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10.3">
          <table:table-cell table:style-name="Table10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10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ext:p text:style-name="P6"><draw:custom-shape text:anchor-type="paragraph" draw:z-index="10" draw:name="Image8" draw:style-name="gr1" draw:text-style-name="P68" svg:width="8.148in" svg:height="0.0142in" svg:x="-1.2083in" svg:y="0.0693in"><text:p/><draw:enhanced-geometry draw:mirror-horizontal="false" draw:mirror-vertical="false" svg:viewBox="0 0 21600 21600" draw:type="mso-spt32" draw:enhanced-path="M 0 0 L 21600 21600 N"/></draw:custom-shape></text:p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11.A1" office:value-type="string">
            <text:p text:style-name="P2"><text:span text:style-name="T8">Экзаменационный билет</text:span><text:span text:style-name="T12"> № 11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2">направление подготовки: 09.04.01 – Информатика и вычислительная техника, семестр: 2</text:span></text:p>
          </table:table-cell>
        </table:table-row>
        <table:table-row table:style-name="Table11.2">
          <table:table-cell table:style-name="Table11.A1" table:number-columns-spanned="2" office:value-type="string">
            <text:list xml:id="list356942762" text:style-name="WWNum7">
              <text:list-item>
                <text:p text:style-name="P17">Дерево решений.</text:p>
              </text:list-item>
              <text:list-item>
                <text:p text:style-name="P42">Собеседование по практической работе</text:p>
              </text:list-item>
              <text:list-item>
                <text:p text:style-name="P42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11.3">
          <table:table-cell table:style-name="Table11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11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><draw:custom-shape text:anchor-type="paragraph" draw:z-index="9" draw:name="Image9" draw:style-name="gr1" draw:text-style-name="P68" svg:width="8.148in" svg:height="0.0142in" svg:x="-1.2083in" svg:y="0.0693in"><text:p/><draw:enhanced-geometry draw:mirror-horizontal="false" draw:mirror-vertical="false" svg:viewBox="0 0 21600 21600" draw:type="mso-spt32" draw:enhanced-path="M 0 0 L 21600 21600 N"/></draw:custom-shape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12.A1" office:value-type="string">
            <text:p text:style-name="P2"><text:span text:style-name="T8">Экзаменационный билет</text:span><text:span text:style-name="T12"> № 12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2">направление подготовки: 09.04.01 – Информатика и вычислительная техника, семестр: 2</text:span></text:p>
          </table:table-cell>
        </table:table-row>
        <table:table-row table:style-name="Table12.2">
          <table:table-cell table:style-name="Table12.A1" table:number-columns-spanned="2" office:value-type="string">
            <text:list xml:id="list310313419" text:style-name="WWNum8">
              <text:list-item>
                <text:p text:style-name="P18">Ансамбли. Голосование. Беггинг. Стэкинг. Блендинг. </text:p>
              </text:list-item>
              <text:list-item>
                <text:p text:style-name="P43">Собеседование по практической работе</text:p>
              </text:list-item>
              <text:list-item>
                <text:p text:style-name="P43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12.3">
          <table:table-cell table:style-name="Table12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12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13.A1" office:value-type="string">
            <text:p text:style-name="P2"><text:span text:style-name="T8">Экзаменационный билет</text:span><text:span text:style-name="T12"> № 13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2">направление подготовки: 09.04.01 – Информатика и вычислительная техника, семестр: 2</text:span></text:p>
          </table:table-cell>
        </table:table-row>
        <table:table-row table:style-name="Table13.2">
          <table:table-cell table:style-name="Table13.A1" table:number-columns-spanned="2" office:value-type="string">
            <text:list xml:id="list3882864565" text:style-name="WWNum9">
              <text:list-item>
                <text:p text:style-name="P19">Ансамбли. Адаптивный и градиентный бустинг.</text:p>
              </text:list-item>
              <text:list-item>
                <text:p text:style-name="P44">Собеседование по практической работе</text:p>
              </text:list-item>
              <text:list-item>
                <text:p text:style-name="P44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13.3">
          <table:table-cell table:style-name="Table13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13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><draw:custom-shape text:anchor-type="paragraph" draw:z-index="8" draw:name="Image10" draw:style-name="gr1" draw:text-style-name="P68" svg:width="8.148in" svg:height="0.0142in" svg:x="-1.2083in" svg:y="0.0693in"><text:p/><draw:enhanced-geometry draw:mirror-horizontal="false" draw:mirror-vertical="false" svg:viewBox="0 0 21600 21600" draw:type="mso-spt32" draw:enhanced-path="M 0 0 L 21600 21600 N"/></draw:custom-shape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14.A1" office:value-type="string">
            <text:p text:style-name="P2"><text:span text:style-name="T8">Экзаменационный билет</text:span><text:span text:style-name="T12"> № 14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2">направление подготовки: 09.04.01 – Информатика и вычислительная техника, семестр: 2</text:span></text:p>
          </table:table-cell>
        </table:table-row>
        <table:table-row table:style-name="Table14.2">
          <table:table-cell table:style-name="Table14.A1" table:number-columns-spanned="2" office:value-type="string">
            <text:list xml:id="list4073525465" text:style-name="WWNum10">
              <text:list-item>
                <text:p text:style-name="P20">Ансамбли. Случайный лес.</text:p>
              </text:list-item>
              <text:list-item>
                <text:p text:style-name="P45">Собеседование по практической работе</text:p>
              </text:list-item>
              <text:list-item>
                <text:p text:style-name="P45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14.3">
          <table:table-cell table:style-name="Table14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14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><draw:custom-shape text:anchor-type="paragraph" draw:z-index="7" draw:name="Image11" draw:style-name="gr1" draw:text-style-name="P68" svg:width="8.148in" svg:height="0.0142in" svg:x="-1.2083in" svg:y="0.0693in"><text:p/><draw:enhanced-geometry draw:mirror-horizontal="false" draw:mirror-vertical="false" svg:viewBox="0 0 21600 21600" draw:type="mso-spt32" draw:enhanced-path="M 0 0 L 21600 21600 N"/></draw:custom-shape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15.A1" office:value-type="string">
            <text:p text:style-name="P2"><text:span text:style-name="T8">Экзаменационный билет</text:span><text:span text:style-name="T12"> № 15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2">направление подготовки: 09.04.01 – Информатика и вычислительная техника, семестр: 2</text:span></text:p>
          </table:table-cell>
        </table:table-row>
        <table:table-row table:style-name="Table15.2">
          <table:table-cell table:style-name="Table15.A1" table:number-columns-spanned="2" office:value-type="string">
            <text:list xml:id="list1322697966" text:style-name="WWNum11">
              <text:list-item>
                <text:p text:style-name="P21">Нейросеть многослойный персептрон. Классификация и регрессия.</text:p>
              </text:list-item>
              <text:list-item>
                <text:p text:style-name="P46">Собеседование по практической работе</text:p>
              </text:list-item>
              <text:list-item>
                <text:p text:style-name="P46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15.3">
          <table:table-cell table:style-name="Table15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15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><draw:custom-shape text:anchor-type="paragraph" draw:z-index="6" draw:name="Image12" draw:style-name="gr1" draw:text-style-name="P68" svg:width="8.148in" svg:height="0.0142in" svg:x="-1.2083in" svg:y="0.0693in"><text:p/><draw:enhanced-geometry draw:mirror-horizontal="false" draw:mirror-vertical="false" svg:viewBox="0 0 21600 21600" draw:type="mso-spt32" draw:enhanced-path="M 0 0 L 21600 21600 N"/></draw:custom-shape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16.A1" office:value-type="string">
            <text:p text:style-name="P2"><text:span text:style-name="T8">Экзаменационный билет</text:span><text:span text:style-name="T12"> № 16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2">направление подготовки: 09.04.01 – Информатика и вычислительная техника, семестр: 2</text:span></text:p>
          </table:table-cell>
        </table:table-row>
        <table:table-row table:style-name="Table16.2">
          <table:table-cell table:style-name="Table16.A1" table:number-columns-spanned="2" office:value-type="string">
            <text:list xml:id="list2911005153" text:style-name="WWNum12">
              <text:list-item>
                <text:p text:style-name="P22">Обучение нейросети. Метод обратного распространения ошибки.</text:p>
              </text:list-item>
              <text:list-item>
                <text:p text:style-name="P47">Собеседование по практической работе</text:p>
              </text:list-item>
              <text:list-item>
                <text:p text:style-name="P47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16.3">
          <table:table-cell table:style-name="Table16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16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17.A1" office:value-type="string">
            <text:p text:style-name="P2"><text:span text:style-name="T8">Экзаменационный билет</text:span><text:span text:style-name="T12"> № 17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2">направление подготовки: 09.04.01 – Информатика и вычислительная техника, семестр: 2</text:span></text:p>
          </table:table-cell>
        </table:table-row>
        <table:table-row table:style-name="Table17.2">
          <table:table-cell table:style-name="Table17.A1" table:number-columns-spanned="2" office:value-type="string">
            <text:list xml:id="list3874308736" text:style-name="WWNum13">
              <text:list-item>
                <text:p text:style-name="P23">Обучение без учителя. Кластеризация. Классификация алгоритмов. Метод kMeans</text:p>
              </text:list-item>
              <text:list-item>
                <text:p text:style-name="P48">Собеседование по практической работе</text:p>
              </text:list-item>
              <text:list-item>
                <text:p text:style-name="P48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17.3">
          <table:table-cell table:style-name="Table17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17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ext:p text:style-name="P6"><draw:custom-shape text:anchor-type="paragraph" draw:z-index="5" draw:name="Image13" draw:style-name="gr1" draw:text-style-name="P68" svg:width="8.148in" svg:height="0.0142in" svg:x="-1.2083in" svg:y="0.0693in"><text:p/><draw:enhanced-geometry draw:mirror-horizontal="false" draw:mirror-vertical="false" svg:viewBox="0 0 21600 21600" draw:type="mso-spt32" draw:enhanced-path="M 0 0 L 21600 21600 N"/></draw:custom-shape></text:p>
      <text:p text:style-name="Standard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18.A1" office:value-type="string">
            <text:p text:style-name="P2"><text:span text:style-name="T8">Экзаменационный билет</text:span><text:span text:style-name="T12"> № 18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2">направление подготовки: 09.04.01 – Информатика и вычислительная техника, семестр: 2</text:span></text:p>
          </table:table-cell>
        </table:table-row>
        <table:table-row table:style-name="Table18.2">
          <table:table-cell table:style-name="Table18.A1" table:number-columns-spanned="2" office:value-type="string">
            <text:list xml:id="list3049065351" text:style-name="WWNum14">
              <text:list-item>
                <text:p text:style-name="P24">Снижение размерности. PCA. UMAP</text:p>
              </text:list-item>
              <text:list-item>
                <text:p text:style-name="P49">Собеседование по практической работе</text:p>
              </text:list-item>
              <text:list-item>
                <text:p text:style-name="P49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18.3">
          <table:table-cell table:style-name="Table18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18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><draw:custom-shape text:anchor-type="paragraph" draw:z-index="4" draw:name="Image14" draw:style-name="gr1" draw:text-style-name="P68" svg:width="8.148in" svg:height="0.0142in" svg:x="-1.2083in" svg:y="0.0693in"><text:p/><draw:enhanced-geometry draw:mirror-horizontal="false" draw:mirror-vertical="false" svg:viewBox="0 0 21600 21600" draw:type="mso-spt32" draw:enhanced-path="M 0 0 L 21600 21600 N"/></draw:custom-shape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19.A1" office:value-type="string">
            <text:p text:style-name="P2"><text:span text:style-name="T8">Экзаменационный билет</text:span><text:span text:style-name="T12"> № 19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2">направление подготовки: 09.04.01 – Информатика и вычислительная техника, семестр: 2</text:span></text:p>
          </table:table-cell>
        </table:table-row>
        <table:table-row table:style-name="Table19.2">
          <table:table-cell table:style-name="Table19.A1" table:number-columns-spanned="2" office:value-type="string">
            <text:list xml:id="list66106321" text:style-name="WWNum15">
              <text:list-item>
                <text:p text:style-name="P25">Обработка текста. Способы представления. Мешок слов. TF-IDF. Классификация.</text:p>
              </text:list-item>
              <text:list-item>
                <text:p text:style-name="P50">Собеседование по практической работе</text:p>
              </text:list-item>
              <text:list-item>
                <text:p text:style-name="P50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19.3">
          <table:table-cell table:style-name="Table19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19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><draw:custom-shape text:anchor-type="paragraph" draw:z-index="3" draw:name="Image15" draw:style-name="gr1" draw:text-style-name="P68" svg:width="8.148in" svg:height="0.0142in" svg:x="-1.2083in" svg:y="0.0693in"><text:p/><draw:enhanced-geometry draw:mirror-horizontal="false" draw:mirror-vertical="false" svg:viewBox="0 0 21600 21600" draw:type="mso-spt32" draw:enhanced-path="M 0 0 L 21600 21600 N"/></draw:custom-shape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20.A1" office:value-type="string">
            <text:p text:style-name="P2"><text:span text:style-name="T8">Экзаменационный билет</text:span><text:span text:style-name="T12"> № 20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2">направление подготовки: 09.04.01 – Информатика и вычислительная техника, семестр: 2</text:span></text:p>
          </table:table-cell>
        </table:table-row>
        <table:table-row table:style-name="Table20.2">
          <table:table-cell table:style-name="Table20.A1" table:number-columns-spanned="2" office:value-type="string">
            <text:list xml:id="list4005384262" text:style-name="WWNum16">
              <text:list-item>
                <text:p text:style-name="P26">Разведочный анализ данных, кодирование и подготовка данных для моделей</text:p>
              </text:list-item>
              <text:list-item>
                <text:p text:style-name="P51">Собеседование по практической работе</text:p>
              </text:list-item>
              <text:list-item>
                <text:p text:style-name="P51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20.3">
          <table:table-cell table:style-name="Table20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20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21.A1" office:value-type="string">
            <text:p text:style-name="P2"><text:span text:style-name="T8">Экзаменационный билет</text:span><text:span text:style-name="T12"> № 21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2">направление подготовки: 09.04.01 – Информатика и вычислительная техника, семестр: 2</text:span></text:p>
          </table:table-cell>
        </table:table-row>
        <table:table-row table:style-name="Table21.2">
          <table:table-cell table:style-name="Table21.A1" table:number-columns-spanned="2" office:value-type="string">
            <text:list xml:id="list4275446687" text:style-name="WWNum17">
              <text:list-item>
                <text:p text:style-name="P27">Python. DataFrame. Numpy Array. Torch Tensor. <text:s/>Matplotlib. Plotly. Gradio.</text:p>
              </text:list-item>
              <text:list-item>
                <text:p text:style-name="P52">Собеседование по практической работе</text:p>
              </text:list-item>
              <text:list-item>
                <text:p text:style-name="P52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21.3">
          <table:table-cell table:style-name="Table21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21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><draw:custom-shape text:anchor-type="paragraph" draw:z-index="2" draw:name="Image16" draw:style-name="gr1" draw:text-style-name="P68" svg:width="8.148in" svg:height="0.0142in" svg:x="-1.2083in" svg:y="0.0693in"><text:p/><draw:enhanced-geometry draw:mirror-horizontal="false" draw:mirror-vertical="false" svg:viewBox="0 0 21600 21600" draw:type="mso-spt32" draw:enhanced-path="M 0 0 L 21600 21600 N"/></draw:custom-shape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22.A1" office:value-type="string">
            <text:p text:style-name="P2"><text:span text:style-name="T8">Экзаменационный билет</text:span><text:span text:style-name="T12"> № 22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2">направление подготовки: 09.04.01 – Информатика и вычислительная техника, семестр: 2</text:span></text:p>
          </table:table-cell>
        </table:table-row>
        <table:table-row table:style-name="Table22.2">
          <table:table-cell table:style-name="Table22.A1" table:number-columns-spanned="2" office:value-type="string">
            <text:list xml:id="list3946010776" text:style-name="WWNum18">
              <text:list-item>
                <text:p text:style-name="P28">Нейросети в Keras. Нейросети в pytorch.</text:p>
              </text:list-item>
              <text:list-item>
                <text:p text:style-name="P53">Собеседование по практической работе</text:p>
              </text:list-item>
              <text:list-item>
                <text:p text:style-name="P53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22.3">
          <table:table-cell table:style-name="Table22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22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><draw:custom-shape text:anchor-type="paragraph" draw:z-index="1" draw:name="Image17" draw:style-name="gr1" draw:text-style-name="P68" svg:width="8.148in" svg:height="0.0142in" svg:x="-1.2083in" svg:y="0.0693in"><text:p/><draw:enhanced-geometry draw:mirror-horizontal="false" draw:mirror-vertical="false" svg:viewBox="0 0 21600 21600" draw:type="mso-spt32" draw:enhanced-path="M 0 0 L 21600 21600 N"/></draw:custom-shape>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23.A1" office:value-type="string">
            <text:p text:style-name="P2"><text:span text:style-name="T8">Экзаменационный билет</text:span><text:span text:style-name="T12"> № 23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2">направление подготовки: 09.04.01 – Информатика и вычислительная техника, семестр: 2</text:span></text:p>
          </table:table-cell>
        </table:table-row>
        <table:table-row table:style-name="Table23.2">
          <table:table-cell table:style-name="Table23.A1" table:number-columns-spanned="2" office:value-type="string">
            <text:list xml:id="list2003670094" text:style-name="WWNum19">
              <text:list-item>
                <text:p text:style-name="P29">Рекомендательные системы</text:p>
              </text:list-item>
              <text:list-item>
                <text:p text:style-name="P54">Собеседование по практической работе</text:p>
              </text:list-item>
              <text:list-item>
                <text:p text:style-name="P54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23.3">
          <table:table-cell table:style-name="Table23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23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><draw:custom-shape text:anchor-type="paragraph" draw:z-index="0" draw:name="Image18" draw:style-name="gr1" draw:text-style-name="P68" svg:width="8.148in" svg:height="0.0142in" svg:x="-1.2083in" svg:y="0.0693in"><text:p/><draw:enhanced-geometry draw:mirror-horizontal="false" draw:mirror-vertical="false" svg:viewBox="0 0 21600 21600" draw:type="mso-spt32" draw:enhanced-path="M 0 0 L 21600 21600 N"/></draw:custom-shape></text:p>
      <table:table table:name="Table24" table:style-name="Table24">
        <table:table-column table:style-name="Table24.A"/>
        <table:table-column table:style-name="Table24.B"/>
        <text:soft-page-break/>
        <table:table-row table:style-name="Table24.1">
          <table:table-cell table:style-name="Table24.A1" office:value-type="string">
            <text:p text:style-name="P7"><text:span text:style-name="T6">Министерство образования и науки </text:span></text:p>
            <text:p text:style-name="Standard"><text:span text:style-name="T6">российской федерации</text:span></text:p>
            <text:p text:style-name="Standard"><text:span text:style-name="T10">Федеральное государственное бюджетное образовательное учреждение высшего образования</text:span></text:p>
            <text:p text:style-name="Standard"><text:span text:style-name="T10">«Забайкальский государственный университет»</text:span></text:p>
          </table:table-cell>
          <table:table-cell table:style-name="Table24.A1" office:value-type="string">
            <text:p text:style-name="P2"><text:span text:style-name="T8">Экзаменационный билет</text:span><text:span text:style-name="T12"> № 24</text:span></text:p>
            <text:p text:style-name="P3"><text:span text:style-name="T12">по дисциплине </text:span><text:span text:style-name="T13">«Методы машинного обучения»</text:span></text:p>
            <text:p text:style-name="P3"><text:span text:style-name="T12">направление подготовки: 09.04.01 – Информатика и вычислительная техника, семестр: 2</text:span></text:p>
          </table:table-cell>
        </table:table-row>
        <table:table-row table:style-name="Table24.2">
          <table:table-cell table:style-name="Table24.A1" table:number-columns-spanned="2" office:value-type="string">
            <text:list xml:id="list4111126512" text:style-name="WWNum20">
              <text:list-item>
                <text:p text:style-name="P30">Распределённые алгоритмы.</text:p>
              </text:list-item>
              <text:list-item>
                <text:p text:style-name="P55">Собеседование по практической работе</text:p>
              </text:list-item>
              <text:list-item>
                <text:p text:style-name="P55">Собеседование по практической работе</text:p>
              </text:list-item>
            </text:list>
          </table:table-cell>
          <table:covered-table-cell/>
        </table:table-row>
        <table:table-row table:style-name="Table24.3">
          <table:table-cell table:style-name="Table24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01 июня 2024</text:span></text:p>
          </table:table-cell>
          <table:table-cell table:style-name="Table24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P59"/>
      <text:p text:style-name="P60"><text:span text:style-name="T17"><text:tab/></text:span></text:p>
      <text:p text:style-name="P60"><text:span text:style-name="T17"><text:tab/></text:span></text:p>
      <text:p text:style-name="P60"><text:span text:style-name="T17"><text:tab/></text:span></text:p>
      <text:p text:style-name="P60"><text:span text:style-name="T17"><text:tab/></text:span></text:p>
      <text:p text:style-name="P66"><text:bookmark text:name="_6wmji15mo7ys"/>Вопросы Нейросети.</text:p>
      <text:p text:style-name="P59"/>
      <text:list xml:id="list1349447096" text:style-name="WWNum26">
        <text:list-item>
          <text:p text:style-name="P58"><text:span text:style-name="T17">CNN. Пулинг. </text:span></text:p>
        </text:list-item>
        <text:list-item>
          <text:p text:style-name="P58"><text:span text:style-name="T17">Архитектура AlexNet. VGG. Особенности.</text:span></text:p>
        </text:list-item>
        <text:list-item>
          <text:p text:style-name="P58"><text:span text:style-name="T17">Архитектура ResNet. Inception. Особенности.</text:span></text:p>
        </text:list-item>
        <text:list-item>
          <text:p text:style-name="P58"><text:span text:style-name="T17">Детекция. YOLO.</text:span></text:p>
        </text:list-item>
        <text:list-item>
          <text:p text:style-name="P58"><text:span text:style-name="T17">Детекция. SSD.</text:span></text:p>
        </text:list-item>
        <text:list-item>
          <text:p text:style-name="P58"><text:span text:style-name="T17">Детекция. RetinaNet.</text:span></text:p>
        </text:list-item>
        <text:list-item>
          <text:p text:style-name="P58"><text:span text:style-name="T17">Сегментация изображений. FCN.</text:span></text:p>
        </text:list-item>
        <text:list-item>
          <text:p text:style-name="P58"><text:span text:style-name="T17">Сегментация изображений. Transposed Convolution. Dilated Convolution.</text:span></text:p>
        </text:list-item>
        <text:list-item>
          <text:p text:style-name="P58"><text:span text:style-name="T17">Распознавание лиц. <text:s/>DeepFace. FaceNet.</text:span></text:p>
        </text:list-item>
        <text:list-item>
          <text:p text:style-name="P58"><text:span text:style-name="T17">Распознавание лиц. <text:s/>SphereFace. </text:span></text:p>
        </text:list-item>
        <text:list-item>
          <text:p text:style-name="P58"><text:span text:style-name="T17">RNN. LSTM.</text:span></text:p>
        </text:list-item>
        <text:list-item>
          <text:p text:style-name="P58"><text:span text:style-name="T17">RNN. GRU.</text:span></text:p>
        </text:list-item>
        <text:list-item>
          <text:p text:style-name="P58"><text:span text:style-name="T17">Машинный перевод. Seq2Seq.</text:span></text:p>
        </text:list-item>
        <text:list-item>
          <text:p text:style-name="P58"><text:span text:style-name="T17">Encoder-Decoder. Attention</text:span></text:p>
        </text:list-item>
        <text:list-item>
          <text:p text:style-name="P58"><text:span text:style-name="T17">Self Attention в архитектуре Encoder-Decoder. SelfAttention в архитектуре Transformer.</text:span></text:p>
        </text:list-item>
        <text:list-item>
          <text:p text:style-name="P58"><text:span text:style-name="T17">Архитектура Transformer.</text:span></text:p>
        </text:list-item>
        <text:list-item>
          <text:p text:style-name="P58"><text:span text:style-name="T17">Архитектура GPT.</text:span></text:p>
        </text:list-item>
        <text:list-item>
          <text:p text:style-name="P58"><text:span text:style-name="T17">Архитектура BERT.</text:span></text:p>
        </text:list-item>
        <text:list-item>
          <text:p text:style-name="P58"><text:span text:style-name="T17">Transfer Learning.</text:span></text:p>
        </text:list-item>
        <text:list-item>
          <text:p text:style-name="P58"><text:span text:style-name="T17">Градиентный спуск и его модификации.</text:span></text:p>
        </text:list-item>
        <text:list-item>
          <text:p text:style-name="P56"><text:span text:style-name="T17">LLM. Основные характеристики и параметры. Промптинг.</text:span></text:p>
        </text:list-item>
      </text:list>
      <text:p text:style-name="P59"/>
      <text:list xml:id="list3297032398" text:style-name="WWNum27">
        <text:list-item>
          <text:p text:style-name="P57"><text:span text:style-name="T17">Примеры для фреимворка Pytorch.</text:span></text:p>
        </text:list-item>
      </text:list>
      <text:p text:style-name="P59"/>
      <text:p text:style-name="P59"><text:soft-page-break/></text:p>
      <text:p text:style-name="P6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7"><text:span text:style-name="T7">Министерство образования и науки российской федерации </text:span></text:p>
            <text:p text:style-name="Standard"><text:span text:style-name="T11">Федеральное государственное бюджетное образовательное учреждение высшего образования «Забайкальский государственный университет»</text:span></text:p>
          </table:table-cell>
          <table:table-cell table:style-name="Table25.A1" office:value-type="string">
            <text:p text:style-name="P2"><text:span text:style-name="T8">Экзаменационный билет</text:span><text:span text:style-name="T12"> № 1</text:span></text:p>
            <text:p text:style-name="P3"><text:span text:style-name="T12">по дисциплине </text:span><text:span text:style-name="T14">«Нейросетевые технологии анализа данных»</text:span></text:p>
            <text:p text:style-name="P3"><text:span text:style-name="T12">направление подготовки: 09.04.01 – Информатика и вычислительная техника, семестр: 3</text:span></text:p>
          </table:table-cell>
        </table:table-row>
        <table:table-row table:style-name="Table25.2">
          <table:table-cell table:style-name="Table25.A1" table:number-columns-spanned="2" office:value-type="string">
            <text:p text:style-name="P4"><text:s/>1. CNN. Пулинг.</text:p>
            <text:p text:style-name="P61"><text:s/>2. Собеседование по практической работе</text:p>
          </table:table-cell>
          <table:covered-table-cell/>
        </table:table-row>
        <table:table-row table:style-name="Table25.3">
          <table:table-cell table:style-name="Table25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<text:s/>29 декабря 2024</text:span></text:p>
          </table:table-cell>
          <table:table-cell table:style-name="Table25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7"><text:span text:style-name="T7">Министерство образования и науки российской федерации </text:span></text:p>
            <text:p text:style-name="Standard"><text:span text:style-name="T11">Федеральное государственное бюджетное образовательное учреждение высшего образования «Забайкальский государственный университет»</text:span></text:p>
          </table:table-cell>
          <table:table-cell table:style-name="Table26.A1" office:value-type="string">
            <text:p text:style-name="P2"><text:span text:style-name="T8">Экзаменационный билет</text:span><text:span text:style-name="T12"> № 2</text:span></text:p>
            <text:p text:style-name="P3"><text:span text:style-name="T12">по дисциплине </text:span><text:span text:style-name="T14">«Нейросетевые технологии анализа данных»</text:span></text:p>
            <text:p text:style-name="P3"><text:span text:style-name="T12">направление подготовки: 09.04.01 – Информатика и вычислительная техника, семестр: 3</text:span></text:p>
          </table:table-cell>
        </table:table-row>
        <table:table-row table:style-name="Table26.2">
          <table:table-cell table:style-name="Table26.A1" table:number-columns-spanned="2" office:value-type="string">
            <text:p text:style-name="P4"><text:s/>1. Архитектуры AlexNet, VGG.</text:p>
            <text:p text:style-name="P61"><text:s/>2. Собеседование по практической работе</text:p>
          </table:table-cell>
          <table:covered-table-cell/>
        </table:table-row>
        <table:table-row table:style-name="Table26.3">
          <table:table-cell table:style-name="Table26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<text:s/>29 декабря 2024</text:span></text:p>
          </table:table-cell>
          <table:table-cell table:style-name="Table26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7"><text:span text:style-name="T7">Министерство образования и науки российской федерации </text:span></text:p>
            <text:p text:style-name="Standard"><text:span text:style-name="T11">Федеральное государственное бюджетное образовательное учреждение высшего образования «Забайкальский государственный университет»</text:span></text:p>
          </table:table-cell>
          <table:table-cell table:style-name="Table27.A1" office:value-type="string">
            <text:p text:style-name="P2"><text:span text:style-name="T8">Экзаменационный билет</text:span><text:span text:style-name="T12"> № 3</text:span></text:p>
            <text:p text:style-name="P3"><text:span text:style-name="T12">по дисциплине </text:span><text:span text:style-name="T14">«Нейросетевые технологии анализа данных»</text:span></text:p>
            <text:p text:style-name="P3"><text:span text:style-name="T12">направление подготовки: 09.04.01 – Информатика и вычислительная техника, семестр: 3</text:span></text:p>
          </table:table-cell>
        </table:table-row>
        <table:table-row table:style-name="Table27.2">
          <table:table-cell table:style-name="Table27.A1" table:number-columns-spanned="2" office:value-type="string">
            <text:p text:style-name="P60"><text:s/>1. Архитектуры ResNet, Inception.</text:p>
            <text:p text:style-name="P61"><text:s/>2. Собеседование по практической работе</text:p>
          </table:table-cell>
          <table:covered-table-cell/>
        </table:table-row>
        <table:table-row table:style-name="Table27.3">
          <table:table-cell table:style-name="Table27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<text:s/>29 декабря 2024</text:span></text:p>
          </table:table-cell>
          <table:table-cell table:style-name="Table27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7"><text:span text:style-name="T7">Министерство образования и науки российской федерации </text:span></text:p>
            <text:p text:style-name="Standard"><text:span text:style-name="T11">Федеральное государственное бюджетное образовательное учреждение высшего образования «Забайкальский государственный университет»</text:span></text:p>
          </table:table-cell>
          <table:table-cell table:style-name="Table28.A1" office:value-type="string">
            <text:p text:style-name="P2"><text:span text:style-name="T8">Экзаменационный билет</text:span><text:span text:style-name="T12"> № 4</text:span></text:p>
            <text:p text:style-name="P3"><text:span text:style-name="T12">по дисциплине </text:span><text:span text:style-name="T14">«Нейросетевые технологии анализа данных»</text:span></text:p>
            <text:p text:style-name="P3"><text:span text:style-name="T12">направление подготовки: 09.04.01 – Информатика и вычислительная техника, семестр: 3</text:span></text:p>
          </table:table-cell>
        </table:table-row>
        <table:table-row table:style-name="Table28.2">
          <table:table-cell table:style-name="Table28.A1" table:number-columns-spanned="2" office:value-type="string">
            <text:p text:style-name="P60"><text:s/>1. Детекция. YOLO.</text:p>
            <text:p text:style-name="P61"><text:s/>2. Собеседование по практической работе</text:p>
          </table:table-cell>
          <table:covered-table-cell/>
        </table:table-row>
        <table:table-row table:style-name="Table28.3">
          <table:table-cell table:style-name="Table28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<text:s/>29 декабря 2024</text:span></text:p>
          </table:table-cell>
          <table:table-cell table:style-name="Table28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7"><text:span text:style-name="T7">Министерство образования и науки российской федерации </text:span></text:p>
            <text:p text:style-name="Standard"><text:span text:style-name="T11">Федеральное государственное бюджетное образовательное учреждение высшего образования «Забайкальский государственный университет»</text:span></text:p>
          </table:table-cell>
          <table:table-cell table:style-name="Table29.A1" office:value-type="string">
            <text:p text:style-name="P2"><text:span text:style-name="T8">Экзаменационный билет</text:span><text:span text:style-name="T12"> № 5</text:span></text:p>
            <text:p text:style-name="P3"><text:span text:style-name="T12">по дисциплине </text:span><text:span text:style-name="T14">«Нейросетевые технологии анализа данных»</text:span></text:p>
            <text:p text:style-name="P3"><text:span text:style-name="T12">направление подготовки: 09.04.01 – Информатика и вычислительная техника, семестр: 3</text:span></text:p>
          </table:table-cell>
        </table:table-row>
        <table:table-row table:style-name="Table29.2">
          <table:table-cell table:style-name="Table29.A1" table:number-columns-spanned="2" office:value-type="string">
            <text:p text:style-name="P4"><text:s/>1.Детекция. RetinaNet.</text:p>
            <text:p text:style-name="P61"><text:s/>2. Собеседование по практической работе</text:p>
          </table:table-cell>
          <table:covered-table-cell/>
        </table:table-row>
        <table:table-row table:style-name="Table29.3">
          <table:table-cell table:style-name="Table29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<text:s/>29 декабря 2024</text:span></text:p>
          </table:table-cell>
          <table:table-cell table:style-name="Table29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7"><text:span text:style-name="T7">Министерство образования и науки российской федерации </text:span></text:p>
            <text:p text:style-name="Standard"><text:span text:style-name="T11">Федеральное государственное бюджетное образовательное учреждение высшего образования «Забайкальский государственный университет»</text:span></text:p>
          </table:table-cell>
          <table:table-cell table:style-name="Table30.A1" office:value-type="string">
            <text:p text:style-name="P2"><text:span text:style-name="T8">Экзаменационный билет</text:span><text:span text:style-name="T12"> № 6</text:span></text:p>
            <text:p text:style-name="P3"><text:span text:style-name="T12">по дисциплине </text:span><text:span text:style-name="T14">«Нейросетевые технологии анализа данных»</text:span></text:p>
            <text:p text:style-name="P3"><text:span text:style-name="T12">направление подготовки: 09.04.01 – Информатика и вычислительная техника, семестр: 3</text:span></text:p>
          </table:table-cell>
        </table:table-row>
        <table:table-row table:style-name="Table30.2">
          <table:table-cell table:style-name="Table30.A1" table:number-columns-spanned="2" office:value-type="string">
            <text:p text:style-name="P4"><text:s/>1. Сегментация изображений. FCN.</text:p>
            <text:p text:style-name="P61"><text:s/>2. Собеседование по практической работе</text:p>
          </table:table-cell>
          <table:covered-table-cell/>
        </table:table-row>
        <table:table-row table:style-name="Table30.3">
          <table:table-cell table:style-name="Table30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<text:s/>29 декабря 2024</text:span></text:p>
          </table:table-cell>
          <table:table-cell table:style-name="Table30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31" table:style-name="Table31">
        <table:table-column table:style-name="Table31.A"/>
        <table:table-column table:style-name="Table31.B"/>
        <text:soft-page-break/>
        <table:table-row table:style-name="Table31.1">
          <table:table-cell table:style-name="Table31.A1" office:value-type="string">
            <text:p text:style-name="P7"><text:span text:style-name="T7">Министерство образования и науки российской федерации </text:span></text:p>
            <text:p text:style-name="Standard"><text:span text:style-name="T11">Федеральное государственное бюджетное образовательное учреждение высшего образования «Забайкальский государственный университет»</text:span></text:p>
          </table:table-cell>
          <table:table-cell table:style-name="Table31.A1" office:value-type="string">
            <text:p text:style-name="P2"><text:span text:style-name="T8">Экзаменационный билет</text:span><text:span text:style-name="T12"> № 7</text:span></text:p>
            <text:p text:style-name="P3"><text:span text:style-name="T12">по дисциплине </text:span><text:span text:style-name="T14">«Нейросетевые технологии анализа данных»</text:span></text:p>
            <text:p text:style-name="P3"><text:span text:style-name="T12">направление подготовки: 09.04.01 – Информатика и вычислительная техника, семестр: 3</text:span></text:p>
          </table:table-cell>
        </table:table-row>
        <table:table-row table:style-name="Table31.2">
          <table:table-cell table:style-name="Table31.A1" table:number-columns-spanned="2" office:value-type="string">
            <text:p text:style-name="P60"><text:s/>1. Сегментация изображений. Transposed Convolution. Dilated Convolution.</text:p>
            <text:p text:style-name="P61"><text:s/>2. Собеседование по практической работе</text:p>
          </table:table-cell>
          <table:covered-table-cell/>
        </table:table-row>
        <table:table-row table:style-name="Table31.3">
          <table:table-cell table:style-name="Table31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<text:s/>29 декабря 2024</text:span></text:p>
          </table:table-cell>
          <table:table-cell table:style-name="Table31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7"><text:span text:style-name="T7">Министерство образования и науки российской федерации </text:span></text:p>
            <text:p text:style-name="Standard"><text:span text:style-name="T11">Федеральное государственное бюджетное образовательное учреждение высшего образования «Забайкальский государственный университет»</text:span></text:p>
          </table:table-cell>
          <table:table-cell table:style-name="Table32.A1" office:value-type="string">
            <text:p text:style-name="P2"><text:span text:style-name="T8">Экзаменационный билет</text:span><text:span text:style-name="T12"> № 8</text:span></text:p>
            <text:p text:style-name="P3"><text:span text:style-name="T12">по дисциплине </text:span><text:span text:style-name="T14">«Нейросетевые технологии анализа данных»</text:span></text:p>
            <text:p text:style-name="P3"><text:span text:style-name="T12">направление подготовки: 09.04.01 – Информатика и вычислительная техника, семестр: 3</text:span></text:p>
          </table:table-cell>
        </table:table-row>
        <table:table-row table:style-name="Table32.2">
          <table:table-cell table:style-name="Table32.A1" table:number-columns-spanned="2" office:value-type="string">
            <text:p text:style-name="P60"><text:s/>1. Распознавание лиц. <text:s/>DeepFace. FaceNet.</text:p>
            <text:p text:style-name="P61"><text:s/>2. Собеседование по практической работе</text:p>
          </table:table-cell>
          <table:covered-table-cell/>
        </table:table-row>
        <table:table-row table:style-name="Table32.3">
          <table:table-cell table:style-name="Table32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<text:s/>29 декабря 2024</text:span></text:p>
          </table:table-cell>
          <table:table-cell table:style-name="Table32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7"><text:span text:style-name="T7">Министерство образования и науки российской федерации </text:span></text:p>
            <text:p text:style-name="Standard"><text:span text:style-name="T11">Федеральное государственное бюджетное образовательное учреждение высшего образования «Забайкальский государственный университет»</text:span></text:p>
          </table:table-cell>
          <table:table-cell table:style-name="Table33.A1" office:value-type="string">
            <text:p text:style-name="P2"><text:span text:style-name="T8">Экзаменационный билет</text:span><text:span text:style-name="T12"> № 9</text:span></text:p>
            <text:p text:style-name="P3"><text:span text:style-name="T12">по дисциплине </text:span><text:span text:style-name="T14">«Нейросетевые технологии анализа данных»</text:span></text:p>
            <text:p text:style-name="P3"><text:span text:style-name="T12">направление подготовки: 09.04.01 – Информатика и вычислительная техника, семестр: 3</text:span></text:p>
          </table:table-cell>
        </table:table-row>
        <table:table-row table:style-name="Table33.2">
          <table:table-cell table:style-name="Table33.A1" table:number-columns-spanned="2" office:value-type="string">
            <text:p text:style-name="P4"><text:s/>1. Детекция. SSD.</text:p>
            <text:p text:style-name="P61"><text:s/>2. Собеседование по практической работе</text:p>
          </table:table-cell>
          <table:covered-table-cell/>
        </table:table-row>
        <table:table-row table:style-name="Table33.3">
          <table:table-cell table:style-name="Table33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<text:s/>29 декабря 2024</text:span></text:p>
          </table:table-cell>
          <table:table-cell table:style-name="Table33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7"><text:span text:style-name="T7">Министерство образования и науки российской федерации </text:span></text:p>
            <text:p text:style-name="Standard"><text:span text:style-name="T11">Федеральное государственное бюджетное образовательное учреждение высшего образования «Забайкальский государственный университет»</text:span></text:p>
          </table:table-cell>
          <table:table-cell table:style-name="Table34.A1" office:value-type="string">
            <text:p text:style-name="P2"><text:span text:style-name="T8">Экзаменационный билет</text:span><text:span text:style-name="T12"> № 10</text:span></text:p>
            <text:p text:style-name="P3"><text:span text:style-name="T12">по дисциплине </text:span><text:span text:style-name="T14">«Нейросетевые технологии анализа данных»</text:span></text:p>
            <text:p text:style-name="P3"><text:span text:style-name="T12">направление подготовки: 09.04.01 – Информатика и вычислительная техника, семестр: 3</text:span></text:p>
          </table:table-cell>
        </table:table-row>
        <table:table-row table:style-name="Table34.2">
          <table:table-cell table:style-name="Table34.A1" table:number-columns-spanned="2" office:value-type="string">
            <text:p text:style-name="P4"><text:s/>1. Распознавание лиц. <text:s/>SphereFace.</text:p>
            <text:p text:style-name="P61"><text:s/>2. Собеседование по практической работе</text:p>
          </table:table-cell>
          <table:covered-table-cell/>
        </table:table-row>
        <table:table-row table:style-name="Table34.3">
          <table:table-cell table:style-name="Table34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<text:s/>29 декабря 2024</text:span></text:p>
          </table:table-cell>
          <table:table-cell table:style-name="Table34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7"><text:span text:style-name="T7">Министерство образования и науки российской федерации </text:span></text:p>
            <text:p text:style-name="Standard"><text:span text:style-name="T11">Федеральное государственное бюджетное образовательное учреждение высшего образования «Забайкальский государственный университет»</text:span></text:p>
          </table:table-cell>
          <table:table-cell table:style-name="Table35.A1" office:value-type="string">
            <text:p text:style-name="P2"><text:span text:style-name="T8">Экзаменационный билет</text:span><text:span text:style-name="T12"> № 11</text:span></text:p>
            <text:p text:style-name="P3"><text:span text:style-name="T12">по дисциплине </text:span><text:span text:style-name="T14">«Нейросетевые технологии анализа данных»</text:span></text:p>
            <text:p text:style-name="P3"><text:span text:style-name="T12">направление подготовки: 09.04.01 – Информатика и вычислительная техника, семестр: 3</text:span></text:p>
          </table:table-cell>
        </table:table-row>
        <table:table-row table:style-name="Table35.2">
          <table:table-cell table:style-name="Table35.A1" table:number-columns-spanned="2" office:value-type="string">
            <text:p text:style-name="P60"><text:s/>1. RNN. LSTM.</text:p>
            <text:p text:style-name="P61"><text:s/>2. Собеседование по практической работе</text:p>
          </table:table-cell>
          <table:covered-table-cell/>
        </table:table-row>
        <table:table-row table:style-name="Table35.3">
          <table:table-cell table:style-name="Table35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<text:s/>29 декабря 2024</text:span></text:p>
          </table:table-cell>
          <table:table-cell table:style-name="Table35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7"><text:span text:style-name="T7">Министерство образования и науки российской федерации </text:span></text:p>
            <text:p text:style-name="Standard"><text:span text:style-name="T11">Федеральное государственное бюджетное образовательное учреждение высшего образования «Забайкальский государственный университет»</text:span></text:p>
          </table:table-cell>
          <table:table-cell table:style-name="Table36.A1" office:value-type="string">
            <text:p text:style-name="P2"><text:span text:style-name="T8">Экзаменационный билет</text:span><text:span text:style-name="T12"> № 12</text:span></text:p>
            <text:p text:style-name="P3"><text:span text:style-name="T12">по дисциплине </text:span><text:span text:style-name="T14">«Нейросетевые технологии анализа данных»</text:span></text:p>
            <text:p text:style-name="P3"><text:span text:style-name="T12">направление подготовки: 09.04.01 – Информатика и вычислительная техника, семестр: 3</text:span></text:p>
          </table:table-cell>
        </table:table-row>
        <table:table-row table:style-name="Table36.2">
          <table:table-cell table:style-name="Table36.A1" table:number-columns-spanned="2" office:value-type="string">
            <text:p text:style-name="P60"><text:s/>1. RNN. GRU.</text:p>
            <text:p text:style-name="P61"><text:s/>2. Собеседование по практической работе</text:p>
          </table:table-cell>
          <table:covered-table-cell/>
        </table:table-row>
        <table:table-row table:style-name="Table36.3">
          <table:table-cell table:style-name="Table36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<text:s/>29 декабря 2024</text:span></text:p>
          </table:table-cell>
          <table:table-cell table:style-name="Table36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7"><text:span text:style-name="T7">Министерство образования и науки российской федерации </text:span></text:p>
            <text:p text:style-name="Standard"><text:span text:style-name="T11">Федеральное государственное бюджетное образовательное учреждение высшего образования «Забайкальский государственный университет»</text:span></text:p>
          </table:table-cell>
          <table:table-cell table:style-name="Table37.A1" office:value-type="string">
            <text:p text:style-name="P2"><text:span text:style-name="T8">Экзаменационный билет</text:span><text:span text:style-name="T12"> № 13</text:span></text:p>
            <text:p text:style-name="P3"><text:span text:style-name="T12">по дисциплине </text:span><text:span text:style-name="T14">«Нейросетевые технологии анализа данных»</text:span></text:p>
            <text:p text:style-name="P3"><text:span text:style-name="T12">направление подготовки: 09.04.01 – Информатика и вычислительная техника, семестр: 3</text:span></text:p>
          </table:table-cell>
        </table:table-row>
        <table:table-row table:style-name="Table37.2">
          <table:table-cell table:style-name="Table37.A1" table:number-columns-spanned="2" office:value-type="string">
            <text:p text:style-name="P4"><text:s/>1. Машинный перевод. Seq2Seq.</text:p>
            <text:p text:style-name="P61"><text:s/>2. Собеседование по практической работе</text:p>
          </table:table-cell>
          <table:covered-table-cell/>
        </table:table-row>
        <table:table-row table:style-name="Table37.3">
          <table:table-cell table:style-name="Table37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<text:s/>29 декабря 2024</text:span></text:p>
          </table:table-cell>
          <table:table-cell table:style-name="Table37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38" table:style-name="Table38">
        <table:table-column table:style-name="Table38.A"/>
        <table:table-column table:style-name="Table38.B"/>
        <text:soft-page-break/>
        <table:table-row table:style-name="Table38.1">
          <table:table-cell table:style-name="Table38.A1" office:value-type="string">
            <text:p text:style-name="P7"><text:span text:style-name="T7">Министерство образования и науки российской федерации </text:span></text:p>
            <text:p text:style-name="Standard"><text:span text:style-name="T11">Федеральное государственное бюджетное образовательное учреждение высшего образования «Забайкальский государственный университет»</text:span></text:p>
          </table:table-cell>
          <table:table-cell table:style-name="Table38.A1" office:value-type="string">
            <text:p text:style-name="P2"><text:span text:style-name="T8">Экзаменационный билет</text:span><text:span text:style-name="T12"> № 14</text:span></text:p>
            <text:p text:style-name="P3"><text:span text:style-name="T12">по дисциплине </text:span><text:span text:style-name="T14">«Нейросетевые технологии анализа данных»</text:span></text:p>
            <text:p text:style-name="P3"><text:span text:style-name="T12">направление подготовки: 09.04.01 – Информатика и вычислительная техника, семестр: 3</text:span></text:p>
          </table:table-cell>
        </table:table-row>
        <table:table-row table:style-name="Table38.2">
          <table:table-cell table:style-name="Table38.A1" table:number-columns-spanned="2" office:value-type="string">
            <text:p text:style-name="P4"><text:s/>1. Encoder-Decoder. Attention</text:p>
            <text:p text:style-name="P61"><text:s/>2. Собеседование по практической работе</text:p>
          </table:table-cell>
          <table:covered-table-cell/>
        </table:table-row>
        <table:table-row table:style-name="Table38.3">
          <table:table-cell table:style-name="Table38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<text:s/>29 декабря 2024</text:span></text:p>
          </table:table-cell>
          <table:table-cell table:style-name="Table38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7"><text:span text:style-name="T7">Министерство образования и науки российской федерации </text:span></text:p>
            <text:p text:style-name="Standard"><text:span text:style-name="T11">Федеральное государственное бюджетное образовательное учреждение высшего образования «Забайкальский государственный университет»</text:span></text:p>
          </table:table-cell>
          <table:table-cell table:style-name="Table39.A1" office:value-type="string">
            <text:p text:style-name="P2"><text:span text:style-name="T8">Экзаменационный билет</text:span><text:span text:style-name="T12"> № 15</text:span></text:p>
            <text:p text:style-name="P3"><text:span text:style-name="T12">по дисциплине </text:span><text:span text:style-name="T14">«Нейросетевые технологии анализа данных»</text:span></text:p>
            <text:p text:style-name="P3"><text:span text:style-name="T12">направление подготовки: 09.04.01 – Информатика и вычислительная техника, семестр: 3</text:span></text:p>
          </table:table-cell>
        </table:table-row>
        <table:table-row table:style-name="Table39.2">
          <table:table-cell table:style-name="Table39.A1" table:number-columns-spanned="2" office:value-type="string">
            <text:p text:style-name="P60"><text:s/>1. Self Attention в архитектуре Encoder-Decoder. SelfAttention в архитектуре Transformer.</text:p>
            <text:p text:style-name="P61"><text:s/>2. Собеседование по практической работе</text:p>
          </table:table-cell>
          <table:covered-table-cell/>
        </table:table-row>
        <table:table-row table:style-name="Table39.3">
          <table:table-cell table:style-name="Table39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<text:s/>29 декабря 2024</text:span></text:p>
          </table:table-cell>
          <table:table-cell table:style-name="Table39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7"><text:span text:style-name="T7">Министерство образования и науки российской федерации </text:span></text:p>
            <text:p text:style-name="Standard"><text:span text:style-name="T11">Федеральное государственное бюджетное образовательное учреждение высшего образования «Забайкальский государственный университет»</text:span></text:p>
          </table:table-cell>
          <table:table-cell table:style-name="Table40.A1" office:value-type="string">
            <text:p text:style-name="P2"><text:span text:style-name="T8">Экзаменационный билет</text:span><text:span text:style-name="T12"> № 16</text:span></text:p>
            <text:p text:style-name="P3"><text:span text:style-name="T12">по дисциплине </text:span><text:span text:style-name="T14">«Нейросетевые технологии анализа данных»</text:span></text:p>
            <text:p text:style-name="P3"><text:span text:style-name="T12">направление подготовки: 09.04.01 – Информатика и вычислительная техника, семестр: 3</text:span></text:p>
          </table:table-cell>
        </table:table-row>
        <table:table-row table:style-name="Table40.2">
          <table:table-cell table:style-name="Table40.A1" table:number-columns-spanned="2" office:value-type="string">
            <text:p text:style-name="P60"><text:s/>1. Архитектура Transformer.</text:p>
            <text:p text:style-name="P61"><text:s/>2. Собеседование по практической работе</text:p>
          </table:table-cell>
          <table:covered-table-cell/>
        </table:table-row>
        <table:table-row table:style-name="Table40.3">
          <table:table-cell table:style-name="Table40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<text:s/>29 декабря 2024</text:span></text:p>
          </table:table-cell>
          <table:table-cell table:style-name="Table40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7"><text:span text:style-name="T7">Министерство образования и науки российской федерации </text:span></text:p>
            <text:p text:style-name="Standard"><text:span text:style-name="T11">Федеральное государственное бюджетное образовательное учреждение высшего образования «Забайкальский государственный университет»</text:span></text:p>
          </table:table-cell>
          <table:table-cell table:style-name="Table41.A1" office:value-type="string">
            <text:p text:style-name="P2"><text:span text:style-name="T8">Экзаменационный билет</text:span><text:span text:style-name="T12"> № 17</text:span></text:p>
            <text:p text:style-name="P3"><text:span text:style-name="T12">по дисциплине </text:span><text:span text:style-name="T14">«Нейросетевые технологии анализа данных»</text:span></text:p>
            <text:p text:style-name="P3"><text:span text:style-name="T12">направление подготовки: 09.04.01 – Информатика и вычислительная техника, семестр: 3</text:span></text:p>
          </table:table-cell>
        </table:table-row>
        <table:table-row table:style-name="Table41.2">
          <table:table-cell table:style-name="Table41.A1" table:number-columns-spanned="2" office:value-type="string">
            <text:p text:style-name="P4"><text:s/>1. Архитектура GPT.</text:p>
            <text:p text:style-name="P61"><text:s/>2. Собеседование по практической работе</text:p>
          </table:table-cell>
          <table:covered-table-cell/>
        </table:table-row>
        <table:table-row table:style-name="Table41.3">
          <table:table-cell table:style-name="Table41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<text:s/>29 декабря 2024</text:span></text:p>
          </table:table-cell>
          <table:table-cell table:style-name="Table41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P7"><text:span text:style-name="T7">Министерство образования и науки российской федерации </text:span></text:p>
            <text:p text:style-name="Standard"><text:span text:style-name="T11">Федеральное государственное бюджетное образовательное учреждение высшего образования «Забайкальский государственный университет»</text:span></text:p>
          </table:table-cell>
          <table:table-cell table:style-name="Table42.A1" office:value-type="string">
            <text:p text:style-name="P2"><text:span text:style-name="T8">Экзаменационный билет</text:span><text:span text:style-name="T12"> № 18</text:span></text:p>
            <text:p text:style-name="P3"><text:span text:style-name="T12">по дисциплине </text:span><text:span text:style-name="T14">«Нейросетевые технологии анализа данных»</text:span></text:p>
            <text:p text:style-name="P3"><text:span text:style-name="T12">направление подготовки: 09.04.01 – Информатика и вычислительная техника, семестр: 3</text:span></text:p>
          </table:table-cell>
        </table:table-row>
        <table:table-row table:style-name="Table42.2">
          <table:table-cell table:style-name="Table42.A1" table:number-columns-spanned="2" office:value-type="string">
            <text:p text:style-name="P4"><text:s/>1. Архитектура BERT.</text:p>
            <text:p text:style-name="P61"><text:s/>2. Собеседование по практической работе</text:p>
          </table:table-cell>
          <table:covered-table-cell/>
        </table:table-row>
        <table:table-row table:style-name="Table42.3">
          <table:table-cell table:style-name="Table42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<text:s/>29 декабря 2024</text:span></text:p>
          </table:table-cell>
          <table:table-cell table:style-name="Table42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7"><text:span text:style-name="T7">Министерство образования и науки российской федерации </text:span></text:p>
            <text:p text:style-name="Standard"><text:span text:style-name="T11">Федеральное государственное бюджетное образовательное учреждение высшего образования «Забайкальский государственный университет»</text:span></text:p>
          </table:table-cell>
          <table:table-cell table:style-name="Table43.A1" office:value-type="string">
            <text:p text:style-name="P2"><text:span text:style-name="T8">Экзаменационный билет</text:span><text:span text:style-name="T12"> № 19</text:span></text:p>
            <text:p text:style-name="P3"><text:span text:style-name="T12">по дисциплине </text:span><text:span text:style-name="T14">«Нейросетевые технологии анализа данных»</text:span></text:p>
            <text:p text:style-name="P3"><text:span text:style-name="T12">направление подготовки: 09.04.01 – Информатика и вычислительная техника, семестр: 3</text:span></text:p>
          </table:table-cell>
        </table:table-row>
        <table:table-row table:style-name="Table43.2">
          <table:table-cell table:style-name="Table43.A1" table:number-columns-spanned="2" office:value-type="string">
            <text:p text:style-name="P60"><text:s/>1. Transfer Learning.</text:p>
            <text:p text:style-name="P61"><text:s/>2. Собеседование по практической работе</text:p>
          </table:table-cell>
          <table:covered-table-cell/>
        </table:table-row>
        <table:table-row table:style-name="Table43.3">
          <table:table-cell table:style-name="Table43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<text:s/>29 декабря 2024</text:span></text:p>
          </table:table-cell>
          <table:table-cell table:style-name="Table43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Standard"/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7"><text:span text:style-name="T7">Министерство образования и науки российской федерации </text:span></text:p>
            <text:p text:style-name="Standard"><text:span text:style-name="T11">Федеральное государственное бюджетное образовательное учреждение высшего образования «Забайкальский государственный университет»</text:span></text:p>
          </table:table-cell>
          <table:table-cell table:style-name="Table44.A1" office:value-type="string">
            <text:p text:style-name="P2"><text:span text:style-name="T8">Экзаменационный билет</text:span><text:span text:style-name="T12"> № 20</text:span></text:p>
            <text:p text:style-name="P3"><text:span text:style-name="T12">по дисциплине </text:span><text:span text:style-name="T14">«Нейросетевые технологии анализа данных»</text:span></text:p>
            <text:p text:style-name="P3"><text:span text:style-name="T12">направление подготовки: 09.04.01 – Информатика и вычислительная техника, семестр: 3</text:span></text:p>
          </table:table-cell>
        </table:table-row>
        <table:table-row table:style-name="Table44.2">
          <table:table-cell table:style-name="Table44.A1" table:number-columns-spanned="2" office:value-type="string">
            <text:p text:style-name="P60"><text:s/>1. Градиентный спуск и его модификации.</text:p>
            <text:p text:style-name="P61"><text:s/>2. Собеседование по практической работе</text:p>
          </table:table-cell>
          <table:covered-table-cell/>
        </table:table-row>
        <table:table-row table:style-name="Table44.3">
          <table:table-cell table:style-name="Table44.A1" office:value-type="string">
            <text:p text:style-name="Standard"><text:span text:style-name="T16">Составил <text:s text:c="6"/>_______________________ <text:s/>С. В. Ветров</text:span><text:span text:style-name="T9"><text:tab/> <text:s text:c="14"/></text:span><text:span text:style-name="T16"><text:s/>29 декабря 2024</text:span></text:p>
          </table:table-cell>
          <table:table-cell table:style-name="Table44.A1" office:value-type="string">
            <text:p text:style-name="Standard"><text:span text:style-name="T9">Утверждаю<text:tab/><text:tab/></text:span><text:span text:style-name="T16">Зав. кафедрой _______________ <text:s/>М. А. Морозова</text:span></text:p>
          </table:table-cell>
        </table:table-row>
      </table:table>
      <text:p text:style-name="P65"><text:bookmark text:name="_h8p5d7q2kt"/><text:span text:style-name="T3">Введение в проектирование ИС</text:span></text:p>
      <text:p text:style-name="P67"><text:bookmark text:name="_jc0z0lpyb38g"/><text:span text:style-name="T18">Введение в проектирование ИС</text:span></text:p>
      <text:p text:style-name="P63"><text:bookmark text:name="_a5gsptu56r24"/><text:span text:style-name="T19">Теоретические вопросы</text:span></text:p>
      <text:p text:style-name="Standard"/>
      <text:p text:style-name="P63"><text:bookmark text:name="_e9q2xhapfxjp"/><text:span text:style-name="T19">Задания</text:span></text:p>
      <text:p text:style-name="Standard">Решена задача классификации.<text:line-break/>Истинные значения целевого признака: &lt;массив&gt;<text:line-break/>Ответы модели для соответствующих объектов: &lt;массив&gt;<text:line-break/><text:line-break/>Вычислите accuracy (общую точность), precision (точность), recall (полноту) и F1.<text:line-break/>Какие из этих показателей здесь уместно использовать?</text:p>
      <text:p text:style-name="Standard"/>
      <text:p text:style-name="Standard">Для вычисления используйте электронные таблицы. Не используйте готовые функции для вычисления accuracy (общую точность), precision (точность), recall (полноту) и F1.</text:p>
      <text:p text:style-name="Standard"/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T Serif" svg:font-family="'PT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T Serif1" svg:font-family="'PT Serif'" style:font-family-generic="system" style:font-pitch="variable"/>
  </office:font-face-decls>
  <office:styles>
    <draw:stroke-dash draw:name="Dashed_20__28_var_29__20_4" draw:display-name="Dashed (var) 4" draw:style="rect" draw:dots1="1" draw:dots1-length="0.0138in" draw:dots2="1" draw:dots2-length="0.0551in" draw:distance="0.041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Serif" fo:font-size="12pt" fo:language="ru" fo:country="RU" style:letter-kerning="false" style:font-name-asian="PT Serif1" style:font-size-asian="12pt" style:language-asian="zh" style:country-asian="CN" style:font-name-complex="PT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T Serif" fo:font-size="12pt" fo:language="ru" fo:country="RU" style:letter-kerning="false" style:font-name-asian="PT Serif1" style:font-size-asian="12pt" style:language-asian="zh" style:country-asian="CN" style:font-name-complex="PT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-0.8854in" fo:margin-right="0in" fo:margin-top="0.3335in" fo:margin-bottom="0.0835in" loext:contextual-spacing="false" fo:line-height="100%" fo:keep-together="always" fo:text-indent="0in" style:auto-text-indent="false" fo:keep-with-next="always"/>
      <style:text-properties style:font-name="PT Serif" fo:font-family="'PT Serif'" style:font-family-generic="roman" style:font-pitch="variable" fo:font-size="24pt" fo:font-weight="bold" style:font-name-asian="PT Serif1" style:font-family-asian="'PT Serif'" style:font-family-generic-asian="system" style:font-pitch-asian="variable" style:font-size-asian="24pt" style:font-weight-asian="bold" style:font-name-complex="PT Serif1" style:font-family-complex="'PT Serif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19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.2791in" fo:margin-left="1.2819in" fo:margin-right="0.7874in" style:writing-mode="lr-tb" style:layout-grid-color="#c0c0c0" style:layout-grid-lines="2899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29in" fo:margin-bottom="0.3929in" fo:margin-left="0.7866in" fo:margin-right="0.3929in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4" meta:image-count="0" meta:object-count="0" meta:page-count="21" meta:paragraph-count="538" meta:word-count="3227" meta:character-count="29085" meta:non-whitespace-character-count="25280"/>
    <meta:generator>LibreOfficeDev/6.0.5.2$Linux_X86_64 LibreOffice_project/</meta:generator>
  </office:meta>
</office:document-meta>
</file>